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0.353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0.075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3.93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4.147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4.0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9211e" fo:wrap-option="wrap" fo:border="0.74pt dotted #000000" style:vertical-align="middle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="0.74pt dotted #000000"/>
    </style:style>
    <style:style style:name="ce13" style:family="table-cell" style:parent-style-name="Default" style:data-style-name="N37">
      <style:table-cell-properties fo:border="0.74pt dotted #000000"/>
    </style:style>
    <style:style style:name="ce14" style:family="table-cell" style:parent-style-name="Default" style:data-style-name="N3">
      <style:table-cell-properties fo:border="0.74pt dotted #000000"/>
    </style:style>
    <style:style style:name="ce15" style:family="table-cell" style:parent-style-name="Default" style:data-style-name="N104">
      <style:table-cell-properties fo:border="0.74pt dotted #000000"/>
    </style:style>
    <style:style style:name="ce9" style:family="table-cell" style:parent-style-name="Default">
      <style:table-cell-properties fo:background-color="#c9211e" style:text-align-source="fix" style:repeat-content="false" fo:border="0.74pt dotte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c9211e" fo:border="0.74pt dotte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Produtos" table:style-name="ta1">
        <table:table-column table:style-name="co1" table:default-cell-style-name="Default"/>
        <table:table-column table:style-name="co2" table:default-cell-style-name="ce12"/>
        <table:table-column table:style-name="co2" table:default-cell-style-name="ce13"/>
        <table:table-column table:style-name="co2" table:default-cell-style-name="ce12"/>
        <table:table-column table:style-name="co2" table:default-cell-style-name="ce14"/>
        <table:table-column table:style-name="co3" table:default-cell-style-name="ce15"/>
        <table:table-column table:style-name="co2" table:number-columns-repeated="16378" table:default-cell-style-name="Default"/>
        <table:table-row table:style-name="ro1">
          <table:table-cell table:style-name="ce5"/>
          <table:table-cell table:style-name="Default" table:number-columns-repeated="5"/>
          <table:table-cell table:style-name="ce5" table:number-columns-repeated="16378"/>
        </table:table-row>
        <table:table-row table:style-name="ro2">
          <table:table-cell table:style-name="ce5"/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Prod Codigo</text:p>
          </table:table-cell>
          <table:table-cell table:style-name="ce4" office:value-type="string" calcext:value-type="string">
            <text:p>Qtde Venda</text:p>
          </table:table-cell>
          <table:table-cell table:style-name="ce4" office:value-type="string" calcext:value-type="string">
            <text:p>Valor Venda</text:p>
          </table:table-cell>
          <table:table-cell table:style-name="ce5"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175.68" calcext:value-type="currency">
            <text:p>R$ 175,6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29933" calcext:value-type="float">
            <text:p>1299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65" calcext:value-type="currency">
            <text:p>R$ 21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37" calcext:value-type="currency">
            <text:p>R$ 14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37" calcext:value-type="float">
            <text:p>37</text:p>
          </table:table-cell>
          <table:table-cell office:value-type="currency" office:currency="BRL" office:value="514.3" calcext:value-type="currency">
            <text:p>R$ 514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73.54" calcext:value-type="currency">
            <text:p>R$ 173,5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61.1" calcext:value-type="currency">
            <text:p>R$ 161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2" calcext:value-type="currency">
            <text:p>R$ 11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39.32" calcext:value-type="currency">
            <text:p>R$ 39,3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" calcext:value-type="currency">
            <text:p>R$ 1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52" calcext:value-type="float">
            <text:p>52</text:p>
          </table:table-cell>
          <table:table-cell office:value-type="currency" office:currency="BRL" office:value="878.8" calcext:value-type="currency">
            <text:p>R$ 878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48.95" calcext:value-type="currency">
            <text:p>R$ 48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8.36" calcext:value-type="currency">
            <text:p>R$ 28,3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1.96" calcext:value-type="currency">
            <text:p>R$ 21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79.19" calcext:value-type="currency">
            <text:p>R$ 179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7" calcext:value-type="float">
            <text:p>17</text:p>
          </table:table-cell>
          <table:table-cell office:value-type="currency" office:currency="BRL" office:value="237.83" calcext:value-type="currency">
            <text:p>R$ 237,8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05772" calcext:value-type="float">
            <text:p>70577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46" calcext:value-type="float">
            <text:p>46</text:p>
          </table:table-cell>
          <table:table-cell office:value-type="currency" office:currency="BRL" office:value="505.08" calcext:value-type="currency">
            <text:p>R$ 505,0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33" calcext:value-type="float">
            <text:p>33</text:p>
          </table:table-cell>
          <table:table-cell office:value-type="currency" office:currency="BRL" office:value="362.34" calcext:value-type="currency">
            <text:p>R$ 362,3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01.7" calcext:value-type="currency">
            <text:p>R$ 101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35" calcext:value-type="currency">
            <text:p>R$ 16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.85" calcext:value-type="currency">
            <text:p>R$ 17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09.8" calcext:value-type="currency">
            <text:p>R$ 10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8.9" calcext:value-type="currency">
            <text:p>R$ 28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75" calcext:value-type="float">
            <text:p>75</text:p>
          </table:table-cell>
          <table:table-cell office:value-type="currency" office:currency="BRL" office:value="878.07" calcext:value-type="currency">
            <text:p>R$ 878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3.95" calcext:value-type="currency">
            <text:p>R$ 13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8" calcext:value-type="float">
            <text:p>18</text:p>
          </table:table-cell>
          <table:table-cell office:value-type="currency" office:currency="BRL" office:value="246.42" calcext:value-type="currency">
            <text:p>R$ 246,4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342.25" calcext:value-type="currency">
            <text:p>R$ 342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2" calcext:value-type="currency">
            <text:p>R$ 11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6.77" calcext:value-type="currency">
            <text:p>R$ 76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65" calcext:value-type="float">
            <text:p>65</text:p>
          </table:table-cell>
          <table:table-cell office:value-type="currency" office:currency="BRL" office:value="1091.79" calcext:value-type="currency">
            <text:p>R$ 1.091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8" calcext:value-type="currency">
            <text:p>R$ 1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6.95" calcext:value-type="currency">
            <text:p>R$ 3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65.88" calcext:value-type="currency">
            <text:p>R$ 65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9.38" calcext:value-type="currency">
            <text:p>R$ 39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64753" calcext:value-type="float">
            <text:p>5647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71.96" calcext:value-type="currency">
            <text:p>R$ 71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23" calcext:value-type="float">
            <text:p>23</text:p>
          </table:table-cell>
          <table:table-cell office:value-type="currency" office:currency="BRL" office:value="374.67" calcext:value-type="currency">
            <text:p>R$ 374,6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23" calcext:value-type="float">
            <text:p>23</text:p>
          </table:table-cell>
          <table:table-cell office:value-type="currency" office:currency="BRL" office:value="321.77" calcext:value-type="currency">
            <text:p>R$ 321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05772" calcext:value-type="float">
            <text:p>70577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7.8" calcext:value-type="currency">
            <text:p>R$ 67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99" calcext:value-type="currency">
            <text:p>R$ 26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3.7" calcext:value-type="currency">
            <text:p>R$ 3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4.07" calcext:value-type="currency">
            <text:p>R$ 44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9.05" calcext:value-type="currency">
            <text:p>R$ 49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2.7" calcext:value-type="currency">
            <text:p>R$ 32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99" calcext:value-type="currency">
            <text:p>R$ 11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76.86" calcext:value-type="currency">
            <text:p>R$ 76,8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129933" calcext:value-type="float">
            <text:p>1299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65" calcext:value-type="currency">
            <text:p>R$ 21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28" calcext:value-type="float">
            <text:p>28</text:p>
          </table:table-cell>
          <table:table-cell office:value-type="currency" office:currency="BRL" office:value="327.32" calcext:value-type="currency">
            <text:p>R$ 327,3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8" calcext:value-type="currency">
            <text:p>R$ 35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8" calcext:value-type="currency">
            <text:p>R$ 35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53.5" calcext:value-type="currency">
            <text:p>R$ 253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39" calcext:value-type="currency">
            <text:p>R$ 7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46.61" calcext:value-type="currency">
            <text:p>R$ 146,6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53.89" calcext:value-type="currency">
            <text:p>R$ 153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7.8" calcext:value-type="currency">
            <text:p>R$ 67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05772" calcext:value-type="float">
            <text:p>70577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99" calcext:value-type="currency">
            <text:p>R$ 26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43763" calcext:value-type="float">
            <text:p>7437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55" calcext:value-type="currency">
            <text:p>R$ 28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35" calcext:value-type="currency">
            <text:p>R$ 16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98155" calcext:value-type="float">
            <text:p>8981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98171" calcext:value-type="float">
            <text:p>89817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98.82" calcext:value-type="currency">
            <text:p>R$ 98,8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25" calcext:value-type="currency">
            <text:p>R$ 22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43" calcext:value-type="float">
            <text:p>43</text:p>
          </table:table-cell>
          <table:table-cell office:value-type="currency" office:currency="BRL" office:value="502.67" calcext:value-type="currency">
            <text:p>R$ 502,6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79" calcext:value-type="currency">
            <text:p>R$ 179,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8" calcext:value-type="currency">
            <text:p>R$ 35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6.95" calcext:value-type="currency">
            <text:p>R$ 4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37" calcext:value-type="currency">
            <text:p>R$ 14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52" calcext:value-type="float">
            <text:p>52</text:p>
          </table:table-cell>
          <table:table-cell office:value-type="currency" office:currency="BRL" office:value="875.75" calcext:value-type="currency">
            <text:p>R$ 875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6.95" calcext:value-type="currency">
            <text:p>R$ 3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0.1" calcext:value-type="currency">
            <text:p>R$ 60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2.94" calcext:value-type="currency">
            <text:p>R$ 32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97" calcext:value-type="currency">
            <text:p>R$ 53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309.51" calcext:value-type="currency">
            <text:p>R$ 309,5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24" calcext:value-type="float">
            <text:p>24</text:p>
          </table:table-cell>
          <table:table-cell office:value-type="currency" office:currency="BRL" office:value="332.76" calcext:value-type="currency">
            <text:p>R$ 332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99" calcext:value-type="currency">
            <text:p>R$ 26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79" calcext:value-type="currency">
            <text:p>R$ 2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25" calcext:value-type="currency">
            <text:p>R$ 22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8.14" calcext:value-type="currency">
            <text:p>R$ 88,1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.76" calcext:value-type="currency">
            <text:p>R$ 58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2.7" calcext:value-type="currency">
            <text:p>R$ 32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5.4" calcext:value-type="currency">
            <text:p>R$ 65,4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7.8" calcext:value-type="currency">
            <text:p>R$ 67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3.98" calcext:value-type="currency">
            <text:p>R$ 23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99" calcext:value-type="currency">
            <text:p>R$ 26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31.76" calcext:value-type="currency">
            <text:p>R$ 131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8.9" calcext:value-type="currency">
            <text:p>R$ 28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37" calcext:value-type="currency">
            <text:p>R$ 14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60" calcext:value-type="float">
            <text:p>60</text:p>
          </table:table-cell>
          <table:table-cell office:value-type="currency" office:currency="BRL" office:value="701.4" calcext:value-type="currency">
            <text:p>R$ 701,4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25.75" calcext:value-type="currency">
            <text:p>R$ 25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7" calcext:value-type="currency">
            <text:p>R$ 5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89.5" calcext:value-type="currency">
            <text:p>R$ 8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7.7" calcext:value-type="currency">
            <text:p>R$ 17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7.7" calcext:value-type="currency">
            <text:p>R$ 17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61" calcext:value-type="float">
            <text:p>61</text:p>
          </table:table-cell>
          <table:table-cell office:value-type="currency" office:currency="BRL" office:value="1017.48" calcext:value-type="currency">
            <text:p>R$ 1.017,4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8" calcext:value-type="currency">
            <text:p>R$ 1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4.78" calcext:value-type="currency">
            <text:p>R$ 1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97" calcext:value-type="currency">
            <text:p>R$ 1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65.88" calcext:value-type="currency">
            <text:p>R$ 65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541168" calcext:value-type="float">
            <text:p>5411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95" calcext:value-type="currency">
            <text:p>R$ 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30" calcext:value-type="float">
            <text:p>30</text:p>
          </table:table-cell>
          <table:table-cell office:value-type="currency" office:currency="BRL" office:value="486.06" calcext:value-type="currency">
            <text:p>R$ 486,0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223.84" calcext:value-type="currency">
            <text:p>R$ 223,8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69" calcext:value-type="currency">
            <text:p>R$ 14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8.14" calcext:value-type="currency">
            <text:p>R$ 88,1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07516" calcext:value-type="float">
            <text:p>80751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45" calcext:value-type="currency">
            <text:p>R$ 26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12048" calcext:value-type="float">
            <text:p>8120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3.98" calcext:value-type="currency">
            <text:p>R$ 23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09.8" calcext:value-type="currency">
            <text:p>R$ 10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29933" calcext:value-type="float">
            <text:p>1299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65" calcext:value-type="currency">
            <text:p>R$ 21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23.95" calcext:value-type="currency">
            <text:p>R$ 23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67" calcext:value-type="float">
            <text:p>67</text:p>
          </table:table-cell>
          <table:table-cell office:value-type="currency" office:currency="BRL" office:value="783.83" calcext:value-type="currency">
            <text:p>R$ 783,8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4.75" calcext:value-type="currency">
            <text:p>R$ 14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98" calcext:value-type="currency">
            <text:p>R$ 31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11.93" calcext:value-type="currency">
            <text:p>R$ 111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41.3" calcext:value-type="currency">
            <text:p>R$ 4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25" calcext:value-type="currency">
            <text:p>R$ 8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97" calcext:value-type="currency">
            <text:p>R$ 1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24.47" calcext:value-type="currency">
            <text:p>R$ 124,4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56" calcext:value-type="float">
            <text:p>56</text:p>
          </table:table-cell>
          <table:table-cell office:value-type="currency" office:currency="BRL" office:value="942.74" calcext:value-type="currency">
            <text:p>R$ 942,7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9.38" calcext:value-type="currency">
            <text:p>R$ 39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4.78" calcext:value-type="currency">
            <text:p>R$ 1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0.1" calcext:value-type="currency">
            <text:p>R$ 60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37" calcext:value-type="currency">
            <text:p>R$ 14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54.9" calcext:value-type="currency">
            <text:p>R$ 5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" calcext:value-type="currency">
            <text:p>R$ 1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316.13" calcext:value-type="currency">
            <text:p>R$ 316,1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661236" calcext:value-type="float">
            <text:p>661236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45.86" calcext:value-type="currency">
            <text:p>R$ 145,8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7" calcext:value-type="float">
            <text:p>17</text:p>
          </table:table-cell>
          <table:table-cell office:value-type="currency" office:currency="BRL" office:value="237.83" calcext:value-type="currency">
            <text:p>R$ 237,8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05772" calcext:value-type="float">
            <text:p>70577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99" calcext:value-type="currency">
            <text:p>R$ 26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97" calcext:value-type="currency">
            <text:p>R$ 41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97" calcext:value-type="currency">
            <text:p>R$ 41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6" calcext:value-type="currency">
            <text:p>R$ 62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28.74" calcext:value-type="currency">
            <text:p>R$ 28,7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8.9" calcext:value-type="currency">
            <text:p>R$ 28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38.32" calcext:value-type="currency">
            <text:p>R$ 38,3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88" calcext:value-type="float">
            <text:p>88</text:p>
          </table:table-cell>
          <table:table-cell office:value-type="currency" office:currency="BRL" office:value="1028.72" calcext:value-type="currency">
            <text:p>R$ 1.028,7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4.75" calcext:value-type="currency">
            <text:p>R$ 14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58.45" calcext:value-type="currency">
            <text:p>R$ 5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91.88" calcext:value-type="currency">
            <text:p>R$ 191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11.93" calcext:value-type="currency">
            <text:p>R$ 111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7.7" calcext:value-type="currency">
            <text:p>R$ 17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7.7" calcext:value-type="currency">
            <text:p>R$ 17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206" calcext:value-type="float">
            <text:p>206</text:p>
          </table:table-cell>
          <table:table-cell office:value-type="currency" office:currency="BRL" office:value="2881.94" calcext:value-type="currency">
            <text:p>R$ 2.881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39" calcext:value-type="currency">
            <text:p>R$ 7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24.35" calcext:value-type="currency">
            <text:p>R$ 24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39" calcext:value-type="currency">
            <text:p>R$ 20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" calcext:value-type="currency">
            <text:p>R$ 1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64770" calcext:value-type="float">
            <text:p>56477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98" calcext:value-type="currency">
            <text:p>R$ 35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98" calcext:value-type="currency">
            <text:p>R$ 35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98" calcext:value-type="currency">
            <text:p>R$ 35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28" calcext:value-type="float">
            <text:p>28</text:p>
          </table:table-cell>
          <table:table-cell office:value-type="currency" office:currency="BRL" office:value="468.41" calcext:value-type="currency">
            <text:p>R$ 468,4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52" calcext:value-type="float">
            <text:p>52</text:p>
          </table:table-cell>
          <table:table-cell office:value-type="currency" office:currency="BRL" office:value="724.98" calcext:value-type="currency">
            <text:p>R$ 724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7" calcext:value-type="currency">
            <text:p>R$ 49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43763" calcext:value-type="float">
            <text:p>7437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7.1" calcext:value-type="currency">
            <text:p>R$ 5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11.92" calcext:value-type="currency">
            <text:p>R$ 111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3.94" calcext:value-type="currency">
            <text:p>R$ 83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6.95" calcext:value-type="currency">
            <text:p>R$ 1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6.95" calcext:value-type="currency">
            <text:p>R$ 1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12048" calcext:value-type="float">
            <text:p>8120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911399" calcext:value-type="float">
            <text:p>9113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99" calcext:value-type="currency">
            <text:p>R$ 26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7.3" calcext:value-type="currency">
            <text:p>R$ 47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48" calcext:value-type="float">
            <text:p>48</text:p>
          </table:table-cell>
          <table:table-cell office:value-type="currency" office:currency="BRL" office:value="561.12" calcext:value-type="currency">
            <text:p>R$ 561,1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40.28" calcext:value-type="currency">
            <text:p>R$ 140,2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11.93" calcext:value-type="currency">
            <text:p>R$ 111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97" calcext:value-type="currency">
            <text:p>R$ 47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06.97" calcext:value-type="currency">
            <text:p>R$ 106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.04" calcext:value-type="currency">
            <text:p>R$ 6,0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.09" calcext:value-type="currency">
            <text:p>R$ 3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33.04" calcext:value-type="currency">
            <text:p>R$ 233,0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138" calcext:value-type="float">
            <text:p>138</text:p>
          </table:table-cell>
          <table:table-cell office:value-type="currency" office:currency="BRL" office:value="1932.6" calcext:value-type="currency">
            <text:p>R$ 1.932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39" calcext:value-type="currency">
            <text:p>R$ 7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29.14" calcext:value-type="currency">
            <text:p>R$ 29,1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541168" calcext:value-type="float">
            <text:p>5411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95" calcext:value-type="currency">
            <text:p>R$ 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8" calcext:value-type="currency">
            <text:p>R$ 3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230.46" calcext:value-type="currency">
            <text:p>R$ 230,4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661236" calcext:value-type="float">
            <text:p>661236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51.56" calcext:value-type="currency">
            <text:p>R$ 151,5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53.89" calcext:value-type="currency">
            <text:p>R$ 153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79" calcext:value-type="currency">
            <text:p>R$ 2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99" calcext:value-type="currency">
            <text:p>R$ 2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5.96" calcext:value-type="currency">
            <text:p>R$ 55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911399" calcext:value-type="float">
            <text:p>9113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3.98" calcext:value-type="currency">
            <text:p>R$ 23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99" calcext:value-type="currency">
            <text:p>R$ 26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51.19" calcext:value-type="currency">
            <text:p>R$ 51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37" calcext:value-type="currency">
            <text:p>R$ 14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80" calcext:value-type="float">
            <text:p>80</text:p>
          </table:table-cell>
          <table:table-cell office:value-type="currency" office:currency="BRL" office:value="803.02" calcext:value-type="currency">
            <text:p>R$ 803,0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69.86" calcext:value-type="currency">
            <text:p>R$ 69,8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3.96" calcext:value-type="currency">
            <text:p>R$ 63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3.96" calcext:value-type="currency">
            <text:p>R$ 63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9.36" calcext:value-type="currency">
            <text:p>R$ 19,3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8" calcext:value-type="currency">
            <text:p>R$ 3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58" calcext:value-type="float">
            <text:p>58</text:p>
          </table:table-cell>
          <table:table-cell office:value-type="currency" office:currency="BRL" office:value="977.15" calcext:value-type="currency">
            <text:p>R$ 977,1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78.76" calcext:value-type="currency">
            <text:p>R$ 78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39" calcext:value-type="currency">
            <text:p>R$ 20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541168" calcext:value-type="float">
            <text:p>5411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95" calcext:value-type="currency">
            <text:p>R$ 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54.45" calcext:value-type="currency">
            <text:p>R$ 15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564753" calcext:value-type="float">
            <text:p>5647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23" calcext:value-type="float">
            <text:p>23</text:p>
          </table:table-cell>
          <table:table-cell office:value-type="currency" office:currency="BRL" office:value="389.16" calcext:value-type="currency">
            <text:p>R$ 389,1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5.9" calcext:value-type="currency">
            <text:p>R$ 4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661236" calcext:value-type="float">
            <text:p>66123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7.89" calcext:value-type="currency">
            <text:p>R$ 37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349.75" calcext:value-type="currency">
            <text:p>R$ 349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05772" calcext:value-type="float">
            <text:p>70577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79" calcext:value-type="currency">
            <text:p>R$ 2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85" calcext:value-type="currency">
            <text:p>R$ 24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9.95" calcext:value-type="currency">
            <text:p>R$ 6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97" calcext:value-type="currency">
            <text:p>R$ 41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.85" calcext:value-type="currency">
            <text:p>R$ 17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98" calcext:value-type="currency">
            <text:p>R$ 3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69.38" calcext:value-type="currency">
            <text:p>R$ 69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151.97" calcext:value-type="currency">
            <text:p>R$ 151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3.96" calcext:value-type="currency">
            <text:p>R$ 63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97" calcext:value-type="currency">
            <text:p>R$ 47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" calcext:value-type="currency">
            <text:p>R$ 1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21" calcext:value-type="float">
            <text:p>21</text:p>
          </table:table-cell>
          <table:table-cell office:value-type="currency" office:currency="BRL" office:value="351.24" calcext:value-type="currency">
            <text:p>R$ 351,2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8" calcext:value-type="currency">
            <text:p>R$ 1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9" calcext:value-type="currency">
            <text:p>R$ 2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9.16" calcext:value-type="currency">
            <text:p>R$ 19,1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39" calcext:value-type="currency">
            <text:p>R$ 20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8" calcext:value-type="currency">
            <text:p>R$ 3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203.04" calcext:value-type="currency">
            <text:p>R$ 203,0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25.91" calcext:value-type="currency">
            <text:p>R$ 125,9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79" calcext:value-type="currency">
            <text:p>R$ 2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97" calcext:value-type="currency">
            <text:p>R$ 41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97" calcext:value-type="currency">
            <text:p>R$ 53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5" calcext:value-type="currency">
            <text:p>R$ 23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42.89" calcext:value-type="currency">
            <text:p>R$ 14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27.92" calcext:value-type="currency">
            <text:p>R$ 127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9" calcext:value-type="currency">
            <text:p>R$ 15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22.4" calcext:value-type="currency">
            <text:p>R$ 22,4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29.34" calcext:value-type="currency">
            <text:p>R$ 29,3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8" calcext:value-type="currency">
            <text:p>R$ 3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44" calcext:value-type="float">
            <text:p>44</text:p>
          </table:table-cell>
          <table:table-cell office:value-type="currency" office:currency="BRL" office:value="743.6" calcext:value-type="currency">
            <text:p>R$ 743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8" calcext:value-type="currency">
            <text:p>R$ 1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4.78" calcext:value-type="currency">
            <text:p>R$ 1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14.45" calcext:value-type="currency">
            <text:p>R$ 1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39" calcext:value-type="currency">
            <text:p>R$ 20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7" calcext:value-type="currency">
            <text:p>R$ 47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330.91" calcext:value-type="currency">
            <text:p>R$ 330,9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09.85" calcext:value-type="currency">
            <text:p>R$ 209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05772" calcext:value-type="float">
            <text:p>70577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79" calcext:value-type="currency">
            <text:p>R$ 2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97.93" calcext:value-type="currency">
            <text:p>R$ 97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5" calcext:value-type="currency">
            <text:p>R$ 23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9.16" calcext:value-type="currency">
            <text:p>R$ 19,1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7" calcext:value-type="float">
            <text:p>17</text:p>
          </table:table-cell>
          <table:table-cell office:value-type="currency" office:currency="BRL" office:value="220.83" calcext:value-type="currency">
            <text:p>R$ 220,8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11.93" calcext:value-type="currency">
            <text:p>R$ 111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95.94" calcext:value-type="currency">
            <text:p>R$ 95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25" calcext:value-type="currency">
            <text:p>R$ 8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3.95" calcext:value-type="currency">
            <text:p>R$ 13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" calcext:value-type="currency">
            <text:p>R$ 1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24" calcext:value-type="float">
            <text:p>24</text:p>
          </table:table-cell>
          <table:table-cell office:value-type="currency" office:currency="BRL" office:value="405.6" calcext:value-type="currency">
            <text:p>R$ 405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9.07" calcext:value-type="currency">
            <text:p>R$ 59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8" calcext:value-type="currency">
            <text:p>R$ 1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39" calcext:value-type="currency">
            <text:p>R$ 7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39" calcext:value-type="currency">
            <text:p>R$ 20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" calcext:value-type="currency">
            <text:p>R$ 1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64710" calcext:value-type="float">
            <text:p>5647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01.52" calcext:value-type="currency">
            <text:p>R$ 101,5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223.84" calcext:value-type="currency">
            <text:p>R$ 223,8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3.94" calcext:value-type="currency">
            <text:p>R$ 83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5.96" calcext:value-type="currency">
            <text:p>R$ 55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0.97" calcext:value-type="currency">
            <text:p>R$ 80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7.3" calcext:value-type="currency">
            <text:p>R$ 47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08.5" calcext:value-type="currency">
            <text:p>R$ 208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7" calcext:value-type="float">
            <text:p>17</text:p>
          </table:table-cell>
          <table:table-cell office:value-type="currency" office:currency="BRL" office:value="232.73" calcext:value-type="currency">
            <text:p>R$ 232,7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260.11" calcext:value-type="currency">
            <text:p>R$ 260,1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8" calcext:value-type="currency">
            <text:p>R$ 3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21" calcext:value-type="float">
            <text:p>21</text:p>
          </table:table-cell>
          <table:table-cell office:value-type="currency" office:currency="BRL" office:value="354.9" calcext:value-type="currency">
            <text:p>R$ 35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8" calcext:value-type="currency">
            <text:p>R$ 1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4.78" calcext:value-type="currency">
            <text:p>R$ 1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9" calcext:value-type="currency">
            <text:p>R$ 2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29.14" calcext:value-type="currency">
            <text:p>R$ 29,1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8" calcext:value-type="currency">
            <text:p>R$ 3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46.61" calcext:value-type="currency">
            <text:p>R$ 146,6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39.9" calcext:value-type="currency">
            <text:p>R$ 139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79" calcext:value-type="currency">
            <text:p>R$ 2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43771" calcext:value-type="float">
            <text:p>74377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9" calcext:value-type="currency">
            <text:p>R$ 2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43780" calcext:value-type="float">
            <text:p>7437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9" calcext:value-type="currency">
            <text:p>R$ 2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07" calcext:value-type="currency">
            <text:p>R$ 47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07.82" calcext:value-type="currency">
            <text:p>R$ 107,8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3" calcext:value-type="currency">
            <text:p>R$ 4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52.9" calcext:value-type="currency">
            <text:p>R$ 152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" calcext:value-type="currency">
            <text:p>R$ 17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97" calcext:value-type="currency">
            <text:p>R$ 1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9.5" calcext:value-type="currency">
            <text:p>R$ 7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29" calcext:value-type="float">
            <text:p>29</text:p>
          </table:table-cell>
          <table:table-cell office:value-type="currency" office:currency="BRL" office:value="482.78" calcext:value-type="currency">
            <text:p>R$ 482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9.37" calcext:value-type="currency">
            <text:p>R$ 29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.17" calcext:value-type="currency">
            <text:p>R$ 22,1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299.5" calcext:value-type="currency">
            <text:p>R$ 29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8" calcext:value-type="currency">
            <text:p>R$ 3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64753" calcext:value-type="float">
            <text:p>5647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64770" calcext:value-type="float">
            <text:p>5647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98" calcext:value-type="currency">
            <text:p>R$ 35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98" calcext:value-type="currency">
            <text:p>R$ 35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7" calcext:value-type="float">
            <text:p>17</text:p>
          </table:table-cell>
          <table:table-cell office:value-type="currency" office:currency="BRL" office:value="276.93" calcext:value-type="currency">
            <text:p>R$ 276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67.88" calcext:value-type="currency">
            <text:p>R$ 167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85" calcext:value-type="currency">
            <text:p>R$ 24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99" calcext:value-type="currency">
            <text:p>R$ 11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222.4" calcext:value-type="currency">
            <text:p>R$ 222,4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8" calcext:value-type="currency">
            <text:p>R$ 35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" calcext:value-type="currency">
            <text:p>R$ 17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19" calcext:value-type="currency">
            <text:p>R$ 6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04.93" calcext:value-type="currency">
            <text:p>R$ 104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36" calcext:value-type="float">
            <text:p>36</text:p>
          </table:table-cell>
          <table:table-cell office:value-type="currency" office:currency="BRL" office:value="608.4" calcext:value-type="currency">
            <text:p>R$ 608,4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9.56" calcext:value-type="currency">
            <text:p>R$ 29,5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0.1" calcext:value-type="currency">
            <text:p>R$ 60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564710" calcext:value-type="float">
            <text:p>5647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79.19" calcext:value-type="currency">
            <text:p>R$ 179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349.75" calcext:value-type="currency">
            <text:p>R$ 349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05772" calcext:value-type="float">
            <text:p>70577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79" calcext:value-type="currency">
            <text:p>R$ 2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76" calcext:value-type="currency">
            <text:p>R$ 62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07" calcext:value-type="currency">
            <text:p>R$ 47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7.3" calcext:value-type="currency">
            <text:p>R$ 47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2.6" calcext:value-type="currency">
            <text:p>R$ 22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08.5" calcext:value-type="currency">
            <text:p>R$ 208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20.05" calcext:value-type="currency">
            <text:p>R$ 2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4.15" calcext:value-type="currency">
            <text:p>R$ 14,1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" calcext:value-type="currency">
            <text:p>R$ 1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11.84" calcext:value-type="currency">
            <text:p>R$ 111,8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5.92" calcext:value-type="currency">
            <text:p>R$ 55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41.85" calcext:value-type="currency">
            <text:p>R$ 41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19" calcext:value-type="currency">
            <text:p>R$ 6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16.92" calcext:value-type="currency">
            <text:p>R$ 116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24" calcext:value-type="float">
            <text:p>24</text:p>
          </table:table-cell>
          <table:table-cell office:value-type="currency" office:currency="BRL" office:value="405.6" calcext:value-type="currency">
            <text:p>R$ 405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39" calcext:value-type="currency">
            <text:p>R$ 7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9" calcext:value-type="currency">
            <text:p>R$ 2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19" calcext:value-type="currency">
            <text:p>R$ 6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541168" calcext:value-type="float">
            <text:p>5411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95" calcext:value-type="currency">
            <text:p>R$ 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4.95" calcext:value-type="currency">
            <text:p>R$ 74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260.64" calcext:value-type="currency">
            <text:p>R$ 260,6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8" calcext:value-type="float">
            <text:p>18</text:p>
          </table:table-cell>
          <table:table-cell office:value-type="currency" office:currency="BRL" office:value="252.31" calcext:value-type="currency">
            <text:p>R$ 252,3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69" calcext:value-type="currency">
            <text:p>R$ 2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43747" calcext:value-type="float">
            <text:p>74374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55" calcext:value-type="currency">
            <text:p>R$ 28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3.8" calcext:value-type="currency">
            <text:p>R$ 23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8.45" calcext:value-type="currency">
            <text:p>R$ 1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74.7" calcext:value-type="currency">
            <text:p>R$ 74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2048" calcext:value-type="float">
            <text:p>81204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65" calcext:value-type="currency">
            <text:p>R$ 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08.5" calcext:value-type="currency">
            <text:p>R$ 208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" calcext:value-type="currency">
            <text:p>R$ 17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7" calcext:value-type="currency">
            <text:p>R$ 5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9.98" calcext:value-type="currency">
            <text:p>R$ 2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53.5" calcext:value-type="currency">
            <text:p>R$ 253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4.78" calcext:value-type="currency">
            <text:p>R$ 1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.38" calcext:value-type="currency">
            <text:p>R$ 12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39" calcext:value-type="currency">
            <text:p>R$ 20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81.45" calcext:value-type="currency">
            <text:p>R$ 81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661236" calcext:value-type="float">
            <text:p>66123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75.78" calcext:value-type="currency">
            <text:p>R$ 75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39.9" calcext:value-type="currency">
            <text:p>R$ 139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29933" calcext:value-type="float">
            <text:p>1299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65" calcext:value-type="currency">
            <text:p>R$ 21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6.95" calcext:value-type="currency">
            <text:p>R$ 4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5" calcext:value-type="currency">
            <text:p>R$ 23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24" calcext:value-type="float">
            <text:p>24</text:p>
          </table:table-cell>
          <table:table-cell office:value-type="currency" office:currency="BRL" office:value="333.6" calcext:value-type="currency">
            <text:p>R$ 333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" calcext:value-type="currency">
            <text:p>R$ 17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7" calcext:value-type="currency">
            <text:p>R$ 5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.38" calcext:value-type="currency">
            <text:p>R$ 12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9.96" calcext:value-type="currency">
            <text:p>R$ 59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32" calcext:value-type="float">
            <text:p>32</text:p>
          </table:table-cell>
          <table:table-cell office:value-type="currency" office:currency="BRL" office:value="540.8" calcext:value-type="currency">
            <text:p>R$ 540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9.37" calcext:value-type="currency">
            <text:p>R$ 29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8" calcext:value-type="currency">
            <text:p>R$ 1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39" calcext:value-type="currency">
            <text:p>R$ 7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.38" calcext:value-type="currency">
            <text:p>R$ 12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64753" calcext:value-type="float">
            <text:p>5647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5" calcext:value-type="currency">
            <text:p>R$ 2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260.64" calcext:value-type="currency">
            <text:p>R$ 260,6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25.91" calcext:value-type="currency">
            <text:p>R$ 125,9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43720" calcext:value-type="float">
            <text:p>7437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55" calcext:value-type="currency">
            <text:p>R$ 28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58990" calcext:value-type="float">
            <text:p>7589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9" calcext:value-type="currency">
            <text:p>R$ 30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.85" calcext:value-type="currency">
            <text:p>R$ 17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88481" calcext:value-type="float">
            <text:p>78848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5" calcext:value-type="currency">
            <text:p>R$ 2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4.05" calcext:value-type="currency">
            <text:p>R$ 34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6.95" calcext:value-type="currency">
            <text:p>R$ 1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33" calcext:value-type="float">
            <text:p>33</text:p>
          </table:table-cell>
          <table:table-cell office:value-type="currency" office:currency="BRL" office:value="458.7" calcext:value-type="currency">
            <text:p>R$ 458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25" calcext:value-type="currency">
            <text:p>R$ 8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43.2" calcext:value-type="currency">
            <text:p>R$ 143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96.9" calcext:value-type="currency">
            <text:p>R$ 19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0.95" calcext:value-type="currency">
            <text:p>R$ 3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4.97" calcext:value-type="currency">
            <text:p>R$ 4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418.84" calcext:value-type="currency">
            <text:p>R$ 418,8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4.78" calcext:value-type="currency">
            <text:p>R$ 1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58" calcext:value-type="currency">
            <text:p>R$ 3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1.95" calcext:value-type="currency">
            <text:p>R$ 71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62.9" calcext:value-type="currency">
            <text:p>R$ 162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27" calcext:value-type="float">
            <text:p>27</text:p>
          </table:table-cell>
          <table:table-cell office:value-type="currency" office:currency="BRL" office:value="377.73" calcext:value-type="currency">
            <text:p>R$ 377,7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07" calcext:value-type="currency">
            <text:p>R$ 47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07" calcext:value-type="currency">
            <text:p>R$ 47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98155" calcext:value-type="float">
            <text:p>8981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5" calcext:value-type="currency">
            <text:p>R$ 2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5" calcext:value-type="currency">
            <text:p>R$ 2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98171" calcext:value-type="float">
            <text:p>89817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5" calcext:value-type="currency">
            <text:p>R$ 2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69" calcext:value-type="currency">
            <text:p>R$ 2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3" calcext:value-type="currency">
            <text:p>R$ 1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26" calcext:value-type="float">
            <text:p>26</text:p>
          </table:table-cell>
          <table:table-cell office:value-type="currency" office:currency="BRL" office:value="356.85" calcext:value-type="currency">
            <text:p>R$ 35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" calcext:value-type="currency">
            <text:p>R$ 1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7" calcext:value-type="currency">
            <text:p>R$ 5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89.5" calcext:value-type="currency">
            <text:p>R$ 8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33269" calcext:value-type="float">
            <text:p>2332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99" calcext:value-type="currency">
            <text:p>R$ 19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19" calcext:value-type="currency">
            <text:p>R$ 6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9.94" calcext:value-type="currency">
            <text:p>R$ 89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34" calcext:value-type="float">
            <text:p>34</text:p>
          </table:table-cell>
          <table:table-cell office:value-type="currency" office:currency="BRL" office:value="577.66" calcext:value-type="currency">
            <text:p>R$ 577,6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9.56" calcext:value-type="currency">
            <text:p>R$ 29,5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0.1" calcext:value-type="currency">
            <text:p>R$ 60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564770" calcext:value-type="float">
            <text:p>5647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305.11" calcext:value-type="currency">
            <text:p>R$ 305,1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190.97" calcext:value-type="currency">
            <text:p>R$ 190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99" calcext:value-type="currency">
            <text:p>R$ 2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0.07" calcext:value-type="currency">
            <text:p>R$ 50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69" calcext:value-type="currency">
            <text:p>R$ 16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.85" calcext:value-type="currency">
            <text:p>R$ 17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6" calcext:value-type="currency">
            <text:p>R$ 62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3" calcext:value-type="currency">
            <text:p>R$ 1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89" calcext:value-type="float">
            <text:p>89</text:p>
          </table:table-cell>
          <table:table-cell office:value-type="currency" office:currency="BRL" office:value="888.22" calcext:value-type="currency">
            <text:p>R$ 888,2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20.65" calcext:value-type="currency">
            <text:p>R$ 2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23" calcext:value-type="currency">
            <text:p>R$ 23,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9.92" calcext:value-type="currency">
            <text:p>R$ 39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36.83" calcext:value-type="currency">
            <text:p>R$ 136,8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8" calcext:value-type="currency">
            <text:p>R$ 35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.38" calcext:value-type="currency">
            <text:p>R$ 12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32" calcext:value-type="float">
            <text:p>32</text:p>
          </table:table-cell>
          <table:table-cell office:value-type="currency" office:currency="BRL" office:value="540.18" calcext:value-type="currency">
            <text:p>R$ 540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9.38" calcext:value-type="currency">
            <text:p>R$ 39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4.78" calcext:value-type="currency">
            <text:p>R$ 1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4.97" calcext:value-type="currency">
            <text:p>R$ 4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5.16" calcext:value-type="currency">
            <text:p>R$ 65,1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46.9" calcext:value-type="currency">
            <text:p>R$ 14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43720" calcext:value-type="float">
            <text:p>7437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55" calcext:value-type="currency">
            <text:p>R$ 28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6.76" calcext:value-type="currency">
            <text:p>R$ 66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3.38" calcext:value-type="currency">
            <text:p>R$ 33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3" calcext:value-type="currency">
            <text:p>R$ 1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35" calcext:value-type="float">
            <text:p>35</text:p>
          </table:table-cell>
          <table:table-cell office:value-type="currency" office:currency="BRL" office:value="481.95" calcext:value-type="currency">
            <text:p>R$ 481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7" calcext:value-type="currency">
            <text:p>R$ 5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19" calcext:value-type="currency">
            <text:p>R$ 6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4.95" calcext:value-type="currency">
            <text:p>R$ 74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35" calcext:value-type="float">
            <text:p>35</text:p>
          </table:table-cell>
          <table:table-cell office:value-type="currency" office:currency="BRL" office:value="594.65" calcext:value-type="currency">
            <text:p>R$ 594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9.16" calcext:value-type="currency">
            <text:p>R$ 39,1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8.17" calcext:value-type="currency">
            <text:p>R$ 58,1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4.97" calcext:value-type="currency">
            <text:p>R$ 4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79.19" calcext:value-type="currency">
            <text:p>R$ 179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205.66" calcext:value-type="currency">
            <text:p>R$ 205,6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69" calcext:value-type="currency">
            <text:p>R$ 16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07" calcext:value-type="currency">
            <text:p>R$ 47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5" calcext:value-type="currency">
            <text:p>R$ 2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69" calcext:value-type="currency">
            <text:p>R$ 2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07.82" calcext:value-type="currency">
            <text:p>R$ 107,8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6" calcext:value-type="currency">
            <text:p>R$ 62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65" calcext:value-type="currency">
            <text:p>R$ 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264.1" calcext:value-type="currency">
            <text:p>R$ 264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4.75" calcext:value-type="currency">
            <text:p>R$ 14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7" calcext:value-type="currency">
            <text:p>R$ 41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8" calcext:value-type="currency">
            <text:p>R$ 35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9.94" calcext:value-type="currency">
            <text:p>R$ 89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31" calcext:value-type="float">
            <text:p>31</text:p>
          </table:table-cell>
          <table:table-cell office:value-type="currency" office:currency="BRL" office:value="526.69" calcext:value-type="currency">
            <text:p>R$ 526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9.37" calcext:value-type="currency">
            <text:p>R$ 29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9.37" calcext:value-type="currency">
            <text:p>R$ 29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4.78" calcext:value-type="currency">
            <text:p>R$ 1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9" calcext:value-type="currency">
            <text:p>R$ 2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0.95" calcext:value-type="currency">
            <text:p>R$ 3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98" calcext:value-type="currency">
            <text:p>R$ 11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41168" calcext:value-type="float">
            <text:p>5411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3.85" calcext:value-type="currency">
            <text:p>R$ 2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1.95" calcext:value-type="currency">
            <text:p>R$ 71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64753" calcext:value-type="float">
            <text:p>5647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5" calcext:value-type="currency">
            <text:p>R$ 2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1.98" calcext:value-type="currency">
            <text:p>R$ 41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325.8" calcext:value-type="currency">
            <text:p>R$ 325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279.11" calcext:value-type="currency">
            <text:p>R$ 279,1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7.38" calcext:value-type="currency">
            <text:p>R$ 5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79" calcext:value-type="currency">
            <text:p>R$ 2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99" calcext:value-type="currency">
            <text:p>R$ 2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69" calcext:value-type="currency">
            <text:p>R$ 16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4.95" calcext:value-type="currency">
            <text:p>R$ 74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90.64" calcext:value-type="currency">
            <text:p>R$ 90,6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264.1" calcext:value-type="currency">
            <text:p>R$ 264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7" calcext:value-type="currency">
            <text:p>R$ 5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" calcext:value-type="currency">
            <text:p>R$ 17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19" calcext:value-type="currency">
            <text:p>R$ 6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22" calcext:value-type="float">
            <text:p>22</text:p>
          </table:table-cell>
          <table:table-cell office:value-type="currency" office:currency="BRL" office:value="373.78" calcext:value-type="currency">
            <text:p>R$ 373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39" calcext:value-type="currency">
            <text:p>R$ 7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5.78" calcext:value-type="currency">
            <text:p>R$ 45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1.95" calcext:value-type="currency">
            <text:p>R$ 71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564729" calcext:value-type="float">
            <text:p>56472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5" calcext:value-type="currency">
            <text:p>R$ 2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30.32" calcext:value-type="currency">
            <text:p>R$ 130,3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76.28" calcext:value-type="currency">
            <text:p>R$ 176,2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69" calcext:value-type="currency">
            <text:p>R$ 2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69" calcext:value-type="currency">
            <text:p>R$ 16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99" calcext:value-type="currency">
            <text:p>R$ 11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7.38" calcext:value-type="currency">
            <text:p>R$ 5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65" calcext:value-type="currency">
            <text:p>R$ 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08.5" calcext:value-type="currency">
            <text:p>R$ 208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7" calcext:value-type="currency">
            <text:p>R$ 41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8" calcext:value-type="currency">
            <text:p>R$ 35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71.6" calcext:value-type="currency">
            <text:p>R$ 71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.38" calcext:value-type="currency">
            <text:p>R$ 12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13.92" calcext:value-type="currency">
            <text:p>R$ 113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35" calcext:value-type="float">
            <text:p>35</text:p>
          </table:table-cell>
          <table:table-cell office:value-type="currency" office:currency="BRL" office:value="594.65" calcext:value-type="currency">
            <text:p>R$ 594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9.56" calcext:value-type="currency">
            <text:p>R$ 29,5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19" calcext:value-type="currency">
            <text:p>R$ 6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1.17" calcext:value-type="currency">
            <text:p>R$ 61,1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9.98" calcext:value-type="currency">
            <text:p>R$ 2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62.9" calcext:value-type="currency">
            <text:p>R$ 162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205.66" calcext:value-type="currency">
            <text:p>R$ 205,6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0.55" calcext:value-type="currency">
            <text:p>R$ 50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6.76" calcext:value-type="currency">
            <text:p>R$ 66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3.38" calcext:value-type="currency">
            <text:p>R$ 33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74.7" calcext:value-type="currency">
            <text:p>R$ 74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59007" calcext:value-type="float">
            <text:p>7590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5" calcext:value-type="currency">
            <text:p>R$ 15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69" calcext:value-type="currency">
            <text:p>R$ 2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5" calcext:value-type="currency">
            <text:p>R$ 23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29" calcext:value-type="float">
            <text:p>29</text:p>
          </table:table-cell>
          <table:table-cell office:value-type="currency" office:currency="BRL" office:value="403.1" calcext:value-type="currency">
            <text:p>R$ 403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28.3" calcext:value-type="currency">
            <text:p>R$ 28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43.2" calcext:value-type="currency">
            <text:p>R$ 143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89.5" calcext:value-type="currency">
            <text:p>R$ 8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.38" calcext:value-type="currency">
            <text:p>R$ 12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9.94" calcext:value-type="currency">
            <text:p>R$ 89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36" calcext:value-type="float">
            <text:p>36</text:p>
          </table:table-cell>
          <table:table-cell office:value-type="currency" office:currency="BRL" office:value="611.64" calcext:value-type="currency">
            <text:p>R$ 611,6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9" calcext:value-type="currency">
            <text:p>R$ 9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4.78" calcext:value-type="currency">
            <text:p>R$ 1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5.78" calcext:value-type="currency">
            <text:p>R$ 45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19" calcext:value-type="currency">
            <text:p>R$ 6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5.94" calcext:value-type="currency">
            <text:p>R$ 35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4.95" calcext:value-type="currency">
            <text:p>R$ 74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564737" calcext:value-type="float">
            <text:p>5647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5" calcext:value-type="currency">
            <text:p>R$ 2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564770" calcext:value-type="float">
            <text:p>5647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211.77" calcext:value-type="currency">
            <text:p>R$ 211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279.11" calcext:value-type="currency">
            <text:p>R$ 279,1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05772" calcext:value-type="float">
            <text:p>70577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7.38" calcext:value-type="currency">
            <text:p>R$ 5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69" calcext:value-type="currency">
            <text:p>R$ 16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76" calcext:value-type="currency">
            <text:p>R$ 62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07" calcext:value-type="currency">
            <text:p>R$ 47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59007" calcext:value-type="float">
            <text:p>7590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5" calcext:value-type="currency">
            <text:p>R$ 15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.85" calcext:value-type="currency">
            <text:p>R$ 17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812013" calcext:value-type="float">
            <text:p>8120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58" calcext:value-type="currency">
            <text:p>R$ 3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6" calcext:value-type="currency">
            <text:p>R$ 62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34" calcext:value-type="float">
            <text:p>34</text:p>
          </table:table-cell>
          <table:table-cell office:value-type="currency" office:currency="BRL" office:value="472.6" calcext:value-type="currency">
            <text:p>R$ 472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" calcext:value-type="currency">
            <text:p>R$ 1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89.5" calcext:value-type="currency">
            <text:p>R$ 8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07.4" calcext:value-type="currency">
            <text:p>R$ 107,4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233269" calcext:value-type="float">
            <text:p>2332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99" calcext:value-type="currency">
            <text:p>R$ 19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9.98" calcext:value-type="currency">
            <text:p>R$ 2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36" calcext:value-type="float">
            <text:p>36</text:p>
          </table:table-cell>
          <table:table-cell office:value-type="currency" office:currency="BRL" office:value="608.14" calcext:value-type="currency">
            <text:p>R$ 608,1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8" calcext:value-type="currency">
            <text:p>R$ 1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8" calcext:value-type="currency">
            <text:p>R$ 1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.17" calcext:value-type="currency">
            <text:p>R$ 22,1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36.12" calcext:value-type="currency">
            <text:p>R$ 36,1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541168" calcext:value-type="float">
            <text:p>5411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95" calcext:value-type="currency">
            <text:p>R$ 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9.98" calcext:value-type="currency">
            <text:p>R$ 2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14.03" calcext:value-type="currency">
            <text:p>R$ 114,0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24.85" calcext:value-type="currency">
            <text:p>R$ 224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7.96" calcext:value-type="currency">
            <text:p>R$ 57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8.98" calcext:value-type="currency">
            <text:p>R$ 28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58990" calcext:value-type="float">
            <text:p>7589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9" calcext:value-type="currency">
            <text:p>R$ 30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812048" calcext:value-type="float">
            <text:p>8120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3.98" calcext:value-type="currency">
            <text:p>R$ 23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7" calcext:value-type="date">
            <text:p>27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69" calcext:value-type="currency">
            <text:p>R$ 2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37" calcext:value-type="currency">
            <text:p>R$ 47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" calcext:value-type="currency">
            <text:p>R$ 3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5" calcext:value-type="currency">
            <text:p>R$ 23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46" calcext:value-type="float">
            <text:p>46</text:p>
          </table:table-cell>
          <table:table-cell office:value-type="currency" office:currency="BRL" office:value="537.74" calcext:value-type="currency">
            <text:p>R$ 537,7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28.7" calcext:value-type="currency">
            <text:p>R$ 28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69" calcext:value-type="currency">
            <text:p>R$ 11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71.6" calcext:value-type="currency">
            <text:p>R$ 71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96.9" calcext:value-type="currency">
            <text:p>R$ 19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6.95" calcext:value-type="currency">
            <text:p>R$ 4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8.57" calcext:value-type="currency">
            <text:p>R$ 18,5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19.92" calcext:value-type="currency">
            <text:p>R$ 119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46" calcext:value-type="float">
            <text:p>46</text:p>
          </table:table-cell>
          <table:table-cell office:value-type="currency" office:currency="BRL" office:value="781.54" calcext:value-type="currency">
            <text:p>R$ 781,5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59.12" calcext:value-type="currency">
            <text:p>R$ 59,1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4.76" calcext:value-type="currency">
            <text:p>R$ 24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541168" calcext:value-type="float">
            <text:p>5411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5.9" calcext:value-type="currency">
            <text:p>R$ 1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9.96" calcext:value-type="currency">
            <text:p>R$ 59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564710" calcext:value-type="float">
            <text:p>56471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5.7" calcext:value-type="currency">
            <text:p>R$ 45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97" calcext:value-type="currency">
            <text:p>R$ 53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24" calcext:value-type="float">
            <text:p>24</text:p>
          </table:table-cell>
          <table:table-cell office:value-type="currency" office:currency="BRL" office:value="390.96" calcext:value-type="currency">
            <text:p>R$ 390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27" calcext:value-type="float">
            <text:p>27</text:p>
          </table:table-cell>
          <table:table-cell office:value-type="currency" office:currency="BRL" office:value="404.73" calcext:value-type="currency">
            <text:p>R$ 404,7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8.98" calcext:value-type="currency">
            <text:p>R$ 28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60.15" calcext:value-type="currency">
            <text:p>R$ 160,1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58990" calcext:value-type="float">
            <text:p>7589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9" calcext:value-type="currency">
            <text:p>R$ 30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34.5" calcext:value-type="currency">
            <text:p>R$ 34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28" calcext:value-type="date">
            <text:p>28/03/24</text:p>
          </table:table-cell>
          <table:table-cell office:value-type="float" office:value="812048" calcext:value-type="float">
            <text:p>8120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58" calcext:value-type="currency">
            <text:p>R$ 3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92" calcext:value-type="float">
            <text:p>92</text:p>
          </table:table-cell>
          <table:table-cell office:value-type="currency" office:currency="BRL" office:value="1075.48" calcext:value-type="currency">
            <text:p>R$ 1.075,4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5.07" calcext:value-type="currency">
            <text:p>R$ 35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" calcext:value-type="currency">
            <text:p>R$ 17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89.5" calcext:value-type="currency">
            <text:p>R$ 8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.38" calcext:value-type="currency">
            <text:p>R$ 12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4.97" calcext:value-type="currency">
            <text:p>R$ 4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61" calcext:value-type="float">
            <text:p>61</text:p>
          </table:table-cell>
          <table:table-cell office:value-type="currency" office:currency="BRL" office:value="1036.39" calcext:value-type="currency">
            <text:p>R$ 1.036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69" calcext:value-type="currency">
            <text:p>R$ 19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.17" calcext:value-type="currency">
            <text:p>R$ 22,1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9" calcext:value-type="currency">
            <text:p>R$ 2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73.26" calcext:value-type="currency">
            <text:p>R$ 73,2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0.78" calcext:value-type="currency">
            <text:p>R$ 40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541168" calcext:value-type="float">
            <text:p>5411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95" calcext:value-type="currency">
            <text:p>R$ 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00.93" calcext:value-type="currency">
            <text:p>R$ 100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9.07" calcext:value-type="currency">
            <text:p>R$ 59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564737" calcext:value-type="float">
            <text:p>56473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5.85" calcext:value-type="currency">
            <text:p>R$ 65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22" calcext:value-type="float">
            <text:p>22</text:p>
          </table:table-cell>
          <table:table-cell office:value-type="currency" office:currency="BRL" office:value="358.38" calcext:value-type="currency">
            <text:p>R$ 358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5" calcext:value-type="currency">
            <text:p>R$ 14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661236" calcext:value-type="float">
            <text:p>66123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7.89" calcext:value-type="currency">
            <text:p>R$ 37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27" calcext:value-type="float">
            <text:p>27</text:p>
          </table:table-cell>
          <table:table-cell office:value-type="currency" office:currency="BRL" office:value="404.73" calcext:value-type="currency">
            <text:p>R$ 404,7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8" calcext:value-type="currency">
            <text:p>R$ 4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7.98" calcext:value-type="currency">
            <text:p>R$ 4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01.43" calcext:value-type="currency">
            <text:p>R$ 101,4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59.39" calcext:value-type="currency">
            <text:p>R$ 159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74.7" calcext:value-type="currency">
            <text:p>R$ 74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212.66" calcext:value-type="currency">
            <text:p>R$ 212,6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.85" calcext:value-type="currency">
            <text:p>R$ 17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.85" calcext:value-type="currency">
            <text:p>R$ 17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47.6" calcext:value-type="currency">
            <text:p>R$ 47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0" calcext:value-type="date">
            <text:p>30/03/24</text:p>
          </table:table-cell>
          <table:table-cell office:value-type="float" office:value="812048" calcext:value-type="float">
            <text:p>8120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9" calcext:value-type="currency">
            <text:p>R$ 2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26" calcext:value-type="float">
            <text:p>26</text:p>
          </table:table-cell>
          <table:table-cell office:value-type="currency" office:currency="BRL" office:value="303.94" calcext:value-type="currency">
            <text:p>R$ 303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5.07" calcext:value-type="currency">
            <text:p>R$ 35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85" calcext:value-type="currency">
            <text:p>R$ 1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7" calcext:value-type="currency">
            <text:p>R$ 5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5" calcext:value-type="currency">
            <text:p>R$ 1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273120" calcext:value-type="float">
            <text:p>27312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69.9" calcext:value-type="currency">
            <text:p>R$ 169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.17" calcext:value-type="currency">
            <text:p>R$ 22,1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8.57" calcext:value-type="currency">
            <text:p>R$ 18,5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3.96" calcext:value-type="currency">
            <text:p>R$ 63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591491" calcext:value-type="float">
            <text:p>591491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46.61" calcext:value-type="currency">
            <text:p>R$ 146,6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209.86" calcext:value-type="currency">
            <text:p>R$ 209,8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9" calcext:value-type="currency">
            <text:p>R$ 14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9" calcext:value-type="currency">
            <text:p>R$ 14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8.45" calcext:value-type="currency">
            <text:p>R$ 7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771910" calcext:value-type="float">
            <text:p>77191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.85" calcext:value-type="currency">
            <text:p>R$ 17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33.9" calcext:value-type="currency">
            <text:p>R$ 3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date" office:date-value="2024-03-31" calcext:value-type="date">
            <text:p>31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99" calcext:value-type="currency">
            <text:p>R$ 11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3.34" calcext:value-type="currency">
            <text:p>R$ 33,3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11.84" calcext:value-type="currency">
            <text:p>R$ 111,8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98" calcext:value-type="currency">
            <text:p>R$ 31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12.02" calcext:value-type="currency">
            <text:p>R$ 112,0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9.45" calcext:value-type="currency">
            <text:p>R$ 19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.76" calcext:value-type="currency">
            <text:p>R$ 60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92.94" calcext:value-type="currency">
            <text:p>R$ 92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59" calcext:value-type="currency">
            <text:p>R$ 8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0.1" calcext:value-type="currency">
            <text:p>R$ 60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35738" calcext:value-type="float">
            <text:p>33573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7.38" calcext:value-type="currency">
            <text:p>R$ 1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77465" calcext:value-type="float">
            <text:p>37746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4.7" calcext:value-type="currency">
            <text:p>R$ 24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377562" calcext:value-type="float">
            <text:p>37756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5" calcext:value-type="currency">
            <text:p>R$ 9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54.9" calcext:value-type="currency">
            <text:p>R$ 5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19" calcext:value-type="currency">
            <text:p>R$ 15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64729" calcext:value-type="float">
            <text:p>56472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07.82" calcext:value-type="currency">
            <text:p>R$ 107,8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3.2" calcext:value-type="currency">
            <text:p>R$ 33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36589" calcext:value-type="float">
            <text:p>73658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7.65" calcext:value-type="currency">
            <text:p>R$ 2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85" calcext:value-type="currency">
            <text:p>R$ 29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5" calcext:value-type="currency">
            <text:p>R$ 4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29.54" calcext:value-type="currency">
            <text:p>R$ 129,5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175.68" calcext:value-type="currency">
            <text:p>R$ 175,6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43.92" calcext:value-type="currency">
            <text:p>R$ 43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3.7" calcext:value-type="currency">
            <text:p>R$ 3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58990" calcext:value-type="float">
            <text:p>7589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9" calcext:value-type="currency">
            <text:p>R$ 30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65600" calcext:value-type="float">
            <text:p>7656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7.6" calcext:value-type="currency">
            <text:p>R$ 67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2013" calcext:value-type="float">
            <text:p>8120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2048" calcext:value-type="float">
            <text:p>8120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76" calcext:value-type="currency">
            <text:p>R$ 27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8.08" calcext:value-type="currency">
            <text:p>R$ 38,0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291.8" calcext:value-type="currency">
            <text:p>R$ 29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3.75" calcext:value-type="currency">
            <text:p>R$ 63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7.18" calcext:value-type="currency">
            <text:p>R$ 57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0.85" calcext:value-type="currency">
            <text:p>R$ 20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8.41" calcext:value-type="currency">
            <text:p>R$ 38,4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35269" calcext:value-type="float">
            <text:p>8352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37717" calcext:value-type="float">
            <text:p>83771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05" calcext:value-type="currency">
            <text:p>R$ 2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38713" calcext:value-type="float">
            <text:p>8387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39876" calcext:value-type="float">
            <text:p>8398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98" calcext:value-type="currency">
            <text:p>R$ 35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44136" calcext:value-type="float">
            <text:p>84413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1.9" calcext:value-type="currency">
            <text:p>R$ 4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47887" calcext:value-type="float">
            <text:p>84788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0.5" calcext:value-type="currency">
            <text:p>R$ 30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59508" calcext:value-type="float">
            <text:p>85950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.85" calcext:value-type="currency">
            <text:p>R$ 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859516" calcext:value-type="float">
            <text:p>85951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25" calcext:value-type="currency">
            <text:p>R$ 4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4.05" calcext:value-type="currency">
            <text:p>R$ 34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99" calcext:value-type="currency">
            <text:p>R$ 26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98" calcext:value-type="currency">
            <text:p>R$ 10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30150" calcext:value-type="float">
            <text:p>1301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35" calcext:value-type="currency">
            <text:p>R$ 16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8" calcext:value-type="float">
            <text:p>18</text:p>
          </table:table-cell>
          <table:table-cell office:value-type="currency" office:currency="BRL" office:value="246.42" calcext:value-type="currency">
            <text:p>R$ 246,4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23.21" calcext:value-type="currency">
            <text:p>R$ 123,2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33307" calcext:value-type="float">
            <text:p>23330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61" calcext:value-type="currency">
            <text:p>R$ 31,6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7.1" calcext:value-type="currency">
            <text:p>R$ 1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45" calcext:value-type="currency">
            <text:p>R$ 17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7.18" calcext:value-type="currency">
            <text:p>R$ 17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9" calcext:value-type="currency">
            <text:p>R$ 15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75" calcext:value-type="currency">
            <text:p>R$ 6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335738" calcext:value-type="float">
            <text:p>33573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69" calcext:value-type="currency">
            <text:p>R$ 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371602" calcext:value-type="float">
            <text:p>37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25" calcext:value-type="currency">
            <text:p>R$ 24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377465" calcext:value-type="float">
            <text:p>37746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35" calcext:value-type="currency">
            <text:p>R$ 12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445053" calcext:value-type="float">
            <text:p>44505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9.99" calcext:value-type="currency">
            <text:p>R$ 29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43.92" calcext:value-type="currency">
            <text:p>R$ 43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32088" calcext:value-type="float">
            <text:p>53208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64710" calcext:value-type="float">
            <text:p>5647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91" calcext:value-type="currency">
            <text:p>R$ 53,9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99" calcext:value-type="currency">
            <text:p>R$ 12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8" calcext:value-type="float">
            <text:p>18</text:p>
          </table:table-cell>
          <table:table-cell office:value-type="currency" office:currency="BRL" office:value="215.64" calcext:value-type="currency">
            <text:p>R$ 215,6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49" calcext:value-type="currency">
            <text:p>R$ 16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36716" calcext:value-type="float">
            <text:p>73671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43135" calcext:value-type="float">
            <text:p>74313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44" calcext:value-type="currency">
            <text:p>R$ 12,4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4.78" calcext:value-type="currency">
            <text:p>R$ 4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36.9" calcext:value-type="currency">
            <text:p>R$ 13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38" calcext:value-type="currency">
            <text:p>R$ 2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65600" calcext:value-type="float">
            <text:p>7656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7.6" calcext:value-type="currency">
            <text:p>R$ 67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788490" calcext:value-type="float">
            <text:p>7884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07516" calcext:value-type="float">
            <text:p>80751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45" calcext:value-type="currency">
            <text:p>R$ 26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178.26" calcext:value-type="currency">
            <text:p>R$ 178,2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5.94" calcext:value-type="currency">
            <text:p>R$ 45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52" calcext:value-type="float">
            <text:p>52</text:p>
          </table:table-cell>
          <table:table-cell office:value-type="currency" office:currency="BRL" office:value="755.96" calcext:value-type="currency">
            <text:p>R$ 755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89.25" calcext:value-type="currency">
            <text:p>R$ 89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7.8" calcext:value-type="currency">
            <text:p>R$ 27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175.02" calcext:value-type="currency">
            <text:p>R$ 175,0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6.9" calcext:value-type="currency">
            <text:p>R$ 4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47887" calcext:value-type="float">
            <text:p>847887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91.5" calcext:value-type="currency">
            <text:p>R$ 91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48158" calcext:value-type="float">
            <text:p>8481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76" calcext:value-type="currency">
            <text:p>R$ 11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59419" calcext:value-type="float">
            <text:p>85941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59427" calcext:value-type="float">
            <text:p>85942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7.8" calcext:value-type="currency">
            <text:p>R$ 7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59435" calcext:value-type="float">
            <text:p>85943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05" calcext:value-type="currency">
            <text:p>R$ 2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59508" calcext:value-type="float">
            <text:p>85950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1.07" calcext:value-type="currency">
            <text:p>R$ 11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59516" calcext:value-type="float">
            <text:p>85951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.5" calcext:value-type="currency">
            <text:p>R$ 8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98155" calcext:value-type="float">
            <text:p>8981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898171" calcext:value-type="float">
            <text:p>89817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97" calcext:value-type="currency">
            <text:p>R$ 53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3.2" calcext:value-type="currency">
            <text:p>R$ 33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25.82" calcext:value-type="currency">
            <text:p>R$ 125,8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5.92" calcext:value-type="currency">
            <text:p>R$ 55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.87" calcext:value-type="currency">
            <text:p>R$ 58,8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445053" calcext:value-type="float">
            <text:p>4450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5" calcext:value-type="currency">
            <text:p>R$ 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37" calcext:value-type="currency">
            <text:p>R$ 14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98" calcext:value-type="currency">
            <text:p>R$ 10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7.65" calcext:value-type="currency">
            <text:p>R$ 3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36570" calcext:value-type="float">
            <text:p>7365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7.65" calcext:value-type="currency">
            <text:p>R$ 2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2.18" calcext:value-type="currency">
            <text:p>R$ 52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39" calcext:value-type="currency">
            <text:p>R$ 22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43712" calcext:value-type="float">
            <text:p>7437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55" calcext:value-type="currency">
            <text:p>R$ 28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43720" calcext:value-type="float">
            <text:p>7437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55" calcext:value-type="currency">
            <text:p>R$ 28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43798" calcext:value-type="float">
            <text:p>7437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3" calcext:value-type="currency">
            <text:p>R$ 49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8.45" calcext:value-type="currency">
            <text:p>R$ 6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69" calcext:value-type="currency">
            <text:p>R$ 1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65600" calcext:value-type="float">
            <text:p>7656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12013" calcext:value-type="float">
            <text:p>81201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1.9" calcext:value-type="currency">
            <text:p>R$ 4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0.65" calcext:value-type="currency">
            <text:p>R$ 4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5.18" calcext:value-type="currency">
            <text:p>R$ 15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34.91" calcext:value-type="currency">
            <text:p>R$ 134,9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5.5" calcext:value-type="currency">
            <text:p>R$ 25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6.9" calcext:value-type="currency">
            <text:p>R$ 4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37717" calcext:value-type="float">
            <text:p>83771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05" calcext:value-type="currency">
            <text:p>R$ 2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39876" calcext:value-type="float">
            <text:p>8398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40076" calcext:value-type="float">
            <text:p>8400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59427" calcext:value-type="float">
            <text:p>85942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9.85" calcext:value-type="currency">
            <text:p>R$ 9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859435" calcext:value-type="float">
            <text:p>85943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05" calcext:value-type="currency">
            <text:p>R$ 2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2.94" calcext:value-type="currency">
            <text:p>R$ 32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30150" calcext:value-type="float">
            <text:p>1301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35" calcext:value-type="currency">
            <text:p>R$ 16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223.68" calcext:value-type="currency">
            <text:p>R$ 223,6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25.82" calcext:value-type="currency">
            <text:p>R$ 125,8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32734" calcext:value-type="float">
            <text:p>2327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5" calcext:value-type="currency">
            <text:p>R$ 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7.1" calcext:value-type="currency">
            <text:p>R$ 1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19" calcext:value-type="currency">
            <text:p>R$ 15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0.25" calcext:value-type="currency">
            <text:p>R$ 20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335738" calcext:value-type="float">
            <text:p>33573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69" calcext:value-type="currency">
            <text:p>R$ 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371602" calcext:value-type="float">
            <text:p>37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25" calcext:value-type="currency">
            <text:p>R$ 24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377562" calcext:value-type="float">
            <text:p>37756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" calcext:value-type="currency">
            <text:p>R$ 1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276.02" calcext:value-type="currency">
            <text:p>R$ 276,0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532096" calcext:value-type="float">
            <text:p>53209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1.3" calcext:value-type="currency">
            <text:p>R$ 2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0.38" calcext:value-type="currency">
            <text:p>R$ 30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5.98" calcext:value-type="currency">
            <text:p>R$ 25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5.94" calcext:value-type="currency">
            <text:p>R$ 35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1.9" calcext:value-type="currency">
            <text:p>R$ 4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43135" calcext:value-type="float">
            <text:p>74313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25" calcext:value-type="currency">
            <text:p>R$ 12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4.78" calcext:value-type="currency">
            <text:p>R$ 44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4.91" calcext:value-type="currency">
            <text:p>R$ 54,9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22" calcext:value-type="currency">
            <text:p>R$ 41,2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85" calcext:value-type="currency">
            <text:p>R$ 16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3.7" calcext:value-type="currency">
            <text:p>R$ 3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12013" calcext:value-type="float">
            <text:p>8120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1.9" calcext:value-type="currency">
            <text:p>R$ 4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16370" calcext:value-type="float">
            <text:p>8163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09" calcext:value-type="currency">
            <text:p>R$ 21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7.75" calcext:value-type="currency">
            <text:p>R$ 67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0.36" calcext:value-type="currency">
            <text:p>R$ 30,3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29" calcext:value-type="float">
            <text:p>29</text:p>
          </table:table-cell>
          <table:table-cell office:value-type="currency" office:currency="BRL" office:value="428.71" calcext:value-type="currency">
            <text:p>R$ 428,7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73.75" calcext:value-type="currency">
            <text:p>R$ 73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98" calcext:value-type="currency">
            <text:p>R$ 3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8.25" calcext:value-type="currency">
            <text:p>R$ 38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35056" calcext:value-type="float">
            <text:p>835056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7.95" calcext:value-type="currency">
            <text:p>R$ 6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37717" calcext:value-type="float">
            <text:p>83771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05" calcext:value-type="currency">
            <text:p>R$ 2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47887" calcext:value-type="float">
            <text:p>84788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1" calcext:value-type="currency">
            <text:p>R$ 61,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898171" calcext:value-type="float">
            <text:p>89817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71.96" calcext:value-type="currency">
            <text:p>R$ 71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27205" calcext:value-type="float">
            <text:p>12720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99" calcext:value-type="currency">
            <text:p>R$ 12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76.86" calcext:value-type="currency">
            <text:p>R$ 76,8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23" calcext:value-type="currency">
            <text:p>R$ 47,2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67.76" calcext:value-type="currency">
            <text:p>R$ 167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97" calcext:value-type="currency">
            <text:p>R$ 47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39.8" calcext:value-type="currency">
            <text:p>R$ 13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0.38" calcext:value-type="currency">
            <text:p>R$ 30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45" calcext:value-type="currency">
            <text:p>R$ 17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6.47" calcext:value-type="currency">
            <text:p>R$ 46,4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59" calcext:value-type="currency">
            <text:p>R$ 8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75" calcext:value-type="currency">
            <text:p>R$ 6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335738" calcext:value-type="float">
            <text:p>33573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69" calcext:value-type="currency">
            <text:p>R$ 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377562" calcext:value-type="float">
            <text:p>37756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9.25" calcext:value-type="currency">
            <text:p>R$ 29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0.15" calcext:value-type="currency">
            <text:p>R$ 10,1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88.17" calcext:value-type="currency">
            <text:p>R$ 88,1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564729" calcext:value-type="float">
            <text:p>56472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71.88" calcext:value-type="currency">
            <text:p>R$ 71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43135" calcext:value-type="float">
            <text:p>74313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6.75" calcext:value-type="currency">
            <text:p>R$ 36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09" calcext:value-type="currency">
            <text:p>R$ 26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39" calcext:value-type="currency">
            <text:p>R$ 22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07" calcext:value-type="currency">
            <text:p>R$ 41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07" calcext:value-type="currency">
            <text:p>R$ 41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76" calcext:value-type="currency">
            <text:p>R$ 62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05" calcext:value-type="currency">
            <text:p>R$ 8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65600" calcext:value-type="float">
            <text:p>7656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2.07" calcext:value-type="currency">
            <text:p>R$ 82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7.95" calcext:value-type="currency">
            <text:p>R$ 3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47" calcext:value-type="float">
            <text:p>47</text:p>
          </table:table-cell>
          <table:table-cell office:value-type="currency" office:currency="BRL" office:value="675.38" calcext:value-type="currency">
            <text:p>R$ 675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178.69" calcext:value-type="currency">
            <text:p>R$ 17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3.9" calcext:value-type="currency">
            <text:p>R$ 1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173.11" calcext:value-type="currency">
            <text:p>R$ 173,1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6.9" calcext:value-type="currency">
            <text:p>R$ 4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44136" calcext:value-type="float">
            <text:p>844136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2.85" calcext:value-type="currency">
            <text:p>R$ 6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59427" calcext:value-type="float">
            <text:p>85942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9.75" calcext:value-type="currency">
            <text:p>R$ 9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59435" calcext:value-type="float">
            <text:p>85943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7.8" calcext:value-type="currency">
            <text:p>R$ 7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59508" calcext:value-type="float">
            <text:p>85950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.85" calcext:value-type="currency">
            <text:p>R$ 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859516" calcext:value-type="float">
            <text:p>85951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.5" calcext:value-type="currency">
            <text:p>R$ 8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43.92" calcext:value-type="currency">
            <text:p>R$ 43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30150" calcext:value-type="float">
            <text:p>1301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2.92" calcext:value-type="currency">
            <text:p>R$ 32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76931" calcext:value-type="float">
            <text:p>17693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9" calcext:value-type="currency">
            <text:p>R$ 2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4.15" calcext:value-type="currency">
            <text:p>R$ 14,1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39.8" calcext:value-type="currency">
            <text:p>R$ 13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6.47" calcext:value-type="currency">
            <text:p>R$ 46,4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6" calcext:value-type="currency">
            <text:p>R$ 27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7.06" calcext:value-type="currency">
            <text:p>R$ 17,0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45" calcext:value-type="currency">
            <text:p>R$ 1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9" calcext:value-type="currency">
            <text:p>R$ 15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335738" calcext:value-type="float">
            <text:p>33573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69" calcext:value-type="currency">
            <text:p>R$ 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377562" calcext:value-type="float">
            <text:p>37756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5" calcext:value-type="currency">
            <text:p>R$ 9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98.82" calcext:value-type="currency">
            <text:p>R$ 98,8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32088" calcext:value-type="float">
            <text:p>53208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1.3" calcext:value-type="currency">
            <text:p>R$ 2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32096" calcext:value-type="float">
            <text:p>53209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1.3" calcext:value-type="currency">
            <text:p>R$ 2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64770" calcext:value-type="float">
            <text:p>5647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98" calcext:value-type="currency">
            <text:p>R$ 35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71.88" calcext:value-type="currency">
            <text:p>R$ 71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43135" calcext:value-type="float">
            <text:p>74313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4.5" calcext:value-type="currency">
            <text:p>R$ 24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39" calcext:value-type="currency">
            <text:p>R$ 22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8.45" calcext:value-type="currency">
            <text:p>R$ 6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62" calcext:value-type="currency">
            <text:p>R$ 27,6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58990" calcext:value-type="float">
            <text:p>7589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9" calcext:value-type="currency">
            <text:p>R$ 30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05" calcext:value-type="currency">
            <text:p>R$ 8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65600" calcext:value-type="float">
            <text:p>7656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3.8" calcext:value-type="currency">
            <text:p>R$ 33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88473" calcext:value-type="float">
            <text:p>78847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788490" calcext:value-type="float">
            <text:p>7884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4.2" calcext:value-type="currency">
            <text:p>R$ 54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.77" calcext:value-type="currency">
            <text:p>R$ 22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30" calcext:value-type="float">
            <text:p>30</text:p>
          </table:table-cell>
          <table:table-cell office:value-type="currency" office:currency="BRL" office:value="438.7" calcext:value-type="currency">
            <text:p>R$ 438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59.5" calcext:value-type="currency">
            <text:p>R$ 5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29.93" calcext:value-type="currency">
            <text:p>R$ 129,9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59.5" calcext:value-type="currency">
            <text:p>R$ 5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35056" calcext:value-type="float">
            <text:p>83505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35269" calcext:value-type="float">
            <text:p>8352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39876" calcext:value-type="float">
            <text:p>8398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5.98" calcext:value-type="currency">
            <text:p>R$ 35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40076" calcext:value-type="float">
            <text:p>8400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45" calcext:value-type="currency">
            <text:p>R$ 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48158" calcext:value-type="float">
            <text:p>8481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49" calcext:value-type="currency">
            <text:p>R$ 11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859516" calcext:value-type="float">
            <text:p>859516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2.75" calcext:value-type="currency">
            <text:p>R$ 12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29933" calcext:value-type="float">
            <text:p>1299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65" calcext:value-type="currency">
            <text:p>R$ 21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18" calcext:value-type="currency">
            <text:p>R$ 31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30150" calcext:value-type="float">
            <text:p>1301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9.05" calcext:value-type="currency">
            <text:p>R$ 49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1.96" calcext:value-type="currency">
            <text:p>R$ 51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37" calcext:value-type="currency">
            <text:p>R$ 14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4.23" calcext:value-type="currency">
            <text:p>R$ 84,2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9" calcext:value-type="currency">
            <text:p>R$ 15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67.76" calcext:value-type="currency">
            <text:p>R$ 167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32734" calcext:value-type="float">
            <text:p>23273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9.07" calcext:value-type="currency">
            <text:p>R$ 29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58" calcext:value-type="currency">
            <text:p>R$ 3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59" calcext:value-type="currency">
            <text:p>R$ 8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9" calcext:value-type="currency">
            <text:p>R$ 15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59" calcext:value-type="currency">
            <text:p>R$ 8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0.25" calcext:value-type="currency">
            <text:p>R$ 20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0.1" calcext:value-type="currency">
            <text:p>R$ 60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377562" calcext:value-type="float">
            <text:p>37756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5" calcext:value-type="currency">
            <text:p>R$ 9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97" calcext:value-type="currency">
            <text:p>R$ 1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64710" calcext:value-type="float">
            <text:p>5647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64753" calcext:value-type="float">
            <text:p>5647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5.94" calcext:value-type="currency">
            <text:p>R$ 35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69" calcext:value-type="currency">
            <text:p>R$ 1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69" calcext:value-type="currency">
            <text:p>R$ 1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83.8" calcext:value-type="currency">
            <text:p>R$ 83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8.45" calcext:value-type="currency">
            <text:p>R$ 7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765600" calcext:value-type="float">
            <text:p>7656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3.8" calcext:value-type="currency">
            <text:p>R$ 33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12099" calcext:value-type="float">
            <text:p>8120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85" calcext:value-type="currency">
            <text:p>R$ 24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7.75" calcext:value-type="currency">
            <text:p>R$ 67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7.95" calcext:value-type="currency">
            <text:p>R$ 3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52" calcext:value-type="float">
            <text:p>52</text:p>
          </table:table-cell>
          <table:table-cell office:value-type="currency" office:currency="BRL" office:value="753.4" calcext:value-type="currency">
            <text:p>R$ 753,4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24" calcext:value-type="float">
            <text:p>24</text:p>
          </table:table-cell>
          <table:table-cell office:value-type="currency" office:currency="BRL" office:value="263.7" calcext:value-type="currency">
            <text:p>R$ 263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95" calcext:value-type="currency">
            <text:p>R$ 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43.92" calcext:value-type="currency">
            <text:p>R$ 43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17.25" calcext:value-type="currency">
            <text:p>R$ 117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59427" calcext:value-type="float">
            <text:p>85942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.85" calcext:value-type="currency">
            <text:p>R$ 5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59508" calcext:value-type="float">
            <text:p>85950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.85" calcext:value-type="currency">
            <text:p>R$ 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59516" calcext:value-type="float">
            <text:p>85951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.5" calcext:value-type="currency">
            <text:p>R$ 8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97" calcext:value-type="currency">
            <text:p>R$ 53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3.38" calcext:value-type="currency">
            <text:p>R$ 23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25" calcext:value-type="currency">
            <text:p>R$ 8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97.86" calcext:value-type="currency">
            <text:p>R$ 97,8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98" calcext:value-type="currency">
            <text:p>R$ 31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223.68" calcext:value-type="currency">
            <text:p>R$ 223,6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33544" calcext:value-type="float">
            <text:p>23354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49" calcext:value-type="currency">
            <text:p>R$ 22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58" calcext:value-type="currency">
            <text:p>R$ 3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377562" calcext:value-type="float">
            <text:p>37756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" calcext:value-type="currency">
            <text:p>R$ 1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445053" calcext:value-type="float">
            <text:p>4450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5" calcext:value-type="currency">
            <text:p>R$ 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4.97" calcext:value-type="currency">
            <text:p>R$ 1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2.47" calcext:value-type="currency">
            <text:p>R$ 52,4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.1" calcext:value-type="currency">
            <text:p>R$ 60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49" calcext:value-type="currency">
            <text:p>R$ 16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43135" calcext:value-type="float">
            <text:p>74313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25" calcext:value-type="currency">
            <text:p>R$ 12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89.56" calcext:value-type="currency">
            <text:p>R$ 89,5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69" calcext:value-type="currency">
            <text:p>R$ 1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69" calcext:value-type="currency">
            <text:p>R$ 1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07516" calcext:value-type="float">
            <text:p>80751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45" calcext:value-type="currency">
            <text:p>R$ 26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1.3" calcext:value-type="currency">
            <text:p>R$ 8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59" calcext:value-type="currency">
            <text:p>R$ 7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112" calcext:value-type="float">
            <text:p>112</text:p>
          </table:table-cell>
          <table:table-cell office:value-type="currency" office:currency="BRL" office:value="1586.52" calcext:value-type="currency">
            <text:p>R$ 1.586,5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31.76" calcext:value-type="currency">
            <text:p>R$ 131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4.75" calcext:value-type="currency">
            <text:p>R$ 34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87.94" calcext:value-type="currency">
            <text:p>R$ 87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234.5" calcext:value-type="currency">
            <text:p>R$ 234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40076" calcext:value-type="float">
            <text:p>8400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48158" calcext:value-type="float">
            <text:p>84815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2.98" calcext:value-type="currency">
            <text:p>R$ 22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859508" calcext:value-type="float">
            <text:p>85950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1.55" calcext:value-type="currency">
            <text:p>R$ 11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911380" calcext:value-type="float">
            <text:p>9113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2.08" calcext:value-type="currency">
            <text:p>R$ 82,0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9.94" calcext:value-type="currency">
            <text:p>R$ 29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96" calcext:value-type="currency">
            <text:p>R$ 19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5.92" calcext:value-type="currency">
            <text:p>R$ 55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210.06" calcext:value-type="currency">
            <text:p>R$ 210,0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7.18" calcext:value-type="currency">
            <text:p>R$ 17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98" calcext:value-type="currency">
            <text:p>R$ 31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13" calcext:value-type="currency">
            <text:p>R$ 14,1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532088" calcext:value-type="float">
            <text:p>53208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72.2" calcext:value-type="currency">
            <text:p>R$ 72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99" calcext:value-type="currency">
            <text:p>R$ 26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49" calcext:value-type="currency">
            <text:p>R$ 16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36570" calcext:value-type="float">
            <text:p>73657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5.3" calcext:value-type="currency">
            <text:p>R$ 55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2.18" calcext:value-type="currency">
            <text:p>R$ 52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39" calcext:value-type="currency">
            <text:p>R$ 22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4.76" calcext:value-type="currency">
            <text:p>R$ 54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38" calcext:value-type="currency">
            <text:p>R$ 2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2.85" calcext:value-type="currency">
            <text:p>R$ 6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76" calcext:value-type="currency">
            <text:p>R$ 62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05" calcext:value-type="currency">
            <text:p>R$ 8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773379" calcext:value-type="float">
            <text:p>77337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1.9" calcext:value-type="currency">
            <text:p>R$ 4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7.75" calcext:value-type="currency">
            <text:p>R$ 67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0.36" calcext:value-type="currency">
            <text:p>R$ 30,3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36" calcext:value-type="float">
            <text:p>36</text:p>
          </table:table-cell>
          <table:table-cell office:value-type="currency" office:currency="BRL" office:value="519.64" calcext:value-type="currency">
            <text:p>R$ 519,6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42.8" calcext:value-type="currency">
            <text:p>R$ 142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59.98" calcext:value-type="currency">
            <text:p>R$ 5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2.79" calcext:value-type="currency">
            <text:p>R$ 42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35056" calcext:value-type="float">
            <text:p>83505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6.38" calcext:value-type="currency">
            <text:p>R$ 46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842648" calcext:value-type="float">
            <text:p>84264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91.77" calcext:value-type="currency">
            <text:p>R$ 91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911380" calcext:value-type="float">
            <text:p>9113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129933" calcext:value-type="float">
            <text:p>1299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65" calcext:value-type="currency">
            <text:p>R$ 21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197.72" calcext:value-type="currency">
            <text:p>R$ 197,7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9" calcext:value-type="currency">
            <text:p>R$ 15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9.9" calcext:value-type="currency">
            <text:p>R$ 69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45" calcext:value-type="currency">
            <text:p>R$ 1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650234" calcext:value-type="float">
            <text:p>65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99" calcext:value-type="currency">
            <text:p>R$ 12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5.94" calcext:value-type="currency">
            <text:p>R$ 35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85" calcext:value-type="currency">
            <text:p>R$ 29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39" calcext:value-type="currency">
            <text:p>R$ 22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2.85" calcext:value-type="currency">
            <text:p>R$ 6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07" calcext:value-type="currency">
            <text:p>R$ 47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788481" calcext:value-type="float">
            <text:p>78848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98" calcext:value-type="currency">
            <text:p>R$ 3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55" calcext:value-type="currency">
            <text:p>R$ 13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.77" calcext:value-type="currency">
            <text:p>R$ 22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235.84" calcext:value-type="currency">
            <text:p>R$ 235,8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71.77" calcext:value-type="currency">
            <text:p>R$ 71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37717" calcext:value-type="float">
            <text:p>83771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05" calcext:value-type="currency">
            <text:p>R$ 2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859516" calcext:value-type="float">
            <text:p>85951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.5" calcext:value-type="currency">
            <text:p>R$ 8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911380" calcext:value-type="float">
            <text:p>9113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0" calcext:value-type="date">
            <text:p>10/03/24</text:p>
          </table:table-cell>
          <table:table-cell office:value-type="float" office:value="911399" calcext:value-type="float">
            <text:p>9113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25" calcext:value-type="currency">
            <text:p>R$ 8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94" calcext:value-type="currency">
            <text:p>R$ 41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39.8" calcext:value-type="currency">
            <text:p>R$ 13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33269" calcext:value-type="float">
            <text:p>23326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9.98" calcext:value-type="currency">
            <text:p>R$ 3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" calcext:value-type="currency">
            <text:p>R$ 11,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33544" calcext:value-type="float">
            <text:p>23354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49" calcext:value-type="currency">
            <text:p>R$ 22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45" calcext:value-type="currency">
            <text:p>R$ 1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7.18" calcext:value-type="currency">
            <text:p>R$ 17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98" calcext:value-type="currency">
            <text:p>R$ 31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59" calcext:value-type="currency">
            <text:p>R$ 8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45" calcext:value-type="currency">
            <text:p>R$ 1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64710" calcext:value-type="float">
            <text:p>5647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64729" calcext:value-type="float">
            <text:p>56472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564737" calcext:value-type="float">
            <text:p>5647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71.88" calcext:value-type="currency">
            <text:p>R$ 71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79.26" calcext:value-type="currency">
            <text:p>R$ 79,2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8.45" calcext:value-type="currency">
            <text:p>R$ 6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69" calcext:value-type="currency">
            <text:p>R$ 1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2.85" calcext:value-type="currency">
            <text:p>R$ 62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1.68" calcext:value-type="currency">
            <text:p>R$ 81,6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.77" calcext:value-type="currency">
            <text:p>R$ 22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293.56" calcext:value-type="currency">
            <text:p>R$ 293,5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83.3" calcext:value-type="currency">
            <text:p>R$ 83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98" calcext:value-type="currency">
            <text:p>R$ 3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95" calcext:value-type="currency">
            <text:p>R$ 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47.6" calcext:value-type="currency">
            <text:p>R$ 47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35269" calcext:value-type="float">
            <text:p>8352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45370" calcext:value-type="float">
            <text:p>84537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4.18" calcext:value-type="currency">
            <text:p>R$ 24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59427" calcext:value-type="float">
            <text:p>85942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9.95" calcext:value-type="currency">
            <text:p>R$ 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59516" calcext:value-type="float">
            <text:p>85951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25" calcext:value-type="currency">
            <text:p>R$ 4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898171" calcext:value-type="float">
            <text:p>89817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911380" calcext:value-type="float">
            <text:p>9113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911399" calcext:value-type="float">
            <text:p>9113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1" calcext:value-type="date">
            <text:p>11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99" calcext:value-type="currency">
            <text:p>R$ 11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.58" calcext:value-type="currency">
            <text:p>R$ 9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67.76" calcext:value-type="currency">
            <text:p>R$ 167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195.72" calcext:value-type="currency">
            <text:p>R$ 195,7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99" calcext:value-type="currency">
            <text:p>R$ 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59" calcext:value-type="currency">
            <text:p>R$ 8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98" calcext:value-type="currency">
            <text:p>R$ 31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371602" calcext:value-type="float">
            <text:p>37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25" calcext:value-type="currency">
            <text:p>R$ 24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377562" calcext:value-type="float">
            <text:p>37756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9.5" calcext:value-type="currency">
            <text:p>R$ 1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1.97" calcext:value-type="currency">
            <text:p>R$ 41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32088" calcext:value-type="float">
            <text:p>53208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1.95" calcext:value-type="currency">
            <text:p>R$ 31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32096" calcext:value-type="float">
            <text:p>53209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64710" calcext:value-type="float">
            <text:p>5647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20.38" calcext:value-type="currency">
            <text:p>R$ 120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49" calcext:value-type="currency">
            <text:p>R$ 16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36570" calcext:value-type="float">
            <text:p>7365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7.65" calcext:value-type="currency">
            <text:p>R$ 2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36651" calcext:value-type="float">
            <text:p>7366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7.65" calcext:value-type="currency">
            <text:p>R$ 2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36660" calcext:value-type="float">
            <text:p>7366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7.65" calcext:value-type="currency">
            <text:p>R$ 2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36686" calcext:value-type="float">
            <text:p>73668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7.65" calcext:value-type="currency">
            <text:p>R$ 2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2.18" calcext:value-type="currency">
            <text:p>R$ 52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69" calcext:value-type="currency">
            <text:p>R$ 1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16469" calcext:value-type="float">
            <text:p>8164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5" calcext:value-type="currency">
            <text:p>R$ 1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4.2" calcext:value-type="currency">
            <text:p>R$ 54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5.18" calcext:value-type="currency">
            <text:p>R$ 15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24" calcext:value-type="float">
            <text:p>24</text:p>
          </table:table-cell>
          <table:table-cell office:value-type="currency" office:currency="BRL" office:value="353.76" calcext:value-type="currency">
            <text:p>R$ 353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3.8" calcext:value-type="currency">
            <text:p>R$ 23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19.86" calcext:value-type="currency">
            <text:p>R$ 119,8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45" calcext:value-type="currency">
            <text:p>R$ 23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2" calcext:value-type="date">
            <text:p>12/03/24</text:p>
          </table:table-cell>
          <table:table-cell office:value-type="float" office:value="842648" calcext:value-type="float">
            <text:p>8426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59" calcext:value-type="currency">
            <text:p>R$ 30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30150" calcext:value-type="float">
            <text:p>1301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35" calcext:value-type="currency">
            <text:p>R$ 16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" calcext:value-type="currency">
            <text:p>R$ 11,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4.76" calcext:value-type="currency">
            <text:p>R$ 54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64.28" calcext:value-type="currency">
            <text:p>R$ 164,2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58" calcext:value-type="currency">
            <text:p>R$ 3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59" calcext:value-type="currency">
            <text:p>R$ 8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59" calcext:value-type="currency">
            <text:p>R$ 8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335738" calcext:value-type="float">
            <text:p>33573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69" calcext:value-type="currency">
            <text:p>R$ 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05" calcext:value-type="currency">
            <text:p>R$ 26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445053" calcext:value-type="float">
            <text:p>4450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5" calcext:value-type="currency">
            <text:p>R$ 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43135" calcext:value-type="float">
            <text:p>74313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59" calcext:value-type="currency">
            <text:p>R$ 12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3.77" calcext:value-type="currency">
            <text:p>R$ 43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05" calcext:value-type="currency">
            <text:p>R$ 8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8.35" calcext:value-type="currency">
            <text:p>R$ 68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5.18" calcext:value-type="currency">
            <text:p>R$ 15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337.74" calcext:value-type="currency">
            <text:p>R$ 337,7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01.52" calcext:value-type="currency">
            <text:p>R$ 101,5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0.76" calcext:value-type="currency">
            <text:p>R$ 50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40076" calcext:value-type="float">
            <text:p>8400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45370" calcext:value-type="float">
            <text:p>84537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4.18" calcext:value-type="currency">
            <text:p>R$ 24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47887" calcext:value-type="float">
            <text:p>84788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25" calcext:value-type="currency">
            <text:p>R$ 15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3" calcext:value-type="date">
            <text:p>13/03/24</text:p>
          </table:table-cell>
          <table:table-cell office:value-type="float" office:value="859508" calcext:value-type="float">
            <text:p>85950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.85" calcext:value-type="currency">
            <text:p>R$ 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3.96" calcext:value-type="currency">
            <text:p>R$ 23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30150" calcext:value-type="float">
            <text:p>1301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35" calcext:value-type="currency">
            <text:p>R$ 16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79" calcext:value-type="currency">
            <text:p>R$ 4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79" calcext:value-type="currency">
            <text:p>R$ 13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1.96" calcext:value-type="currency">
            <text:p>R$ 61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201.37" calcext:value-type="currency">
            <text:p>R$ 201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32734" calcext:value-type="float">
            <text:p>2327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5" calcext:value-type="currency">
            <text:p>R$ 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45" calcext:value-type="currency">
            <text:p>R$ 1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75" calcext:value-type="currency">
            <text:p>R$ 6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5.78" calcext:value-type="currency">
            <text:p>R$ 45,7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59.9" calcext:value-type="currency">
            <text:p>R$ 59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.9" calcext:value-type="currency">
            <text:p>R$ 3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64753" calcext:value-type="float">
            <text:p>56475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98" calcext:value-type="currency">
            <text:p>R$ 3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64761" calcext:value-type="float">
            <text:p>56476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95" calcext:value-type="currency">
            <text:p>R$ 2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79" calcext:value-type="currency">
            <text:p>R$ 12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2.98" calcext:value-type="currency">
            <text:p>R$ 32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36570" calcext:value-type="float">
            <text:p>7365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85" calcext:value-type="currency">
            <text:p>R$ 29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04.72" calcext:value-type="currency">
            <text:p>R$ 104,7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712" calcext:value-type="float">
            <text:p>7437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7.1" calcext:value-type="currency">
            <text:p>R$ 5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720" calcext:value-type="float">
            <text:p>74372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7.1" calcext:value-type="currency">
            <text:p>R$ 5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747" calcext:value-type="float">
            <text:p>74374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7.1" calcext:value-type="currency">
            <text:p>R$ 5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755" calcext:value-type="float">
            <text:p>74375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7.1" calcext:value-type="currency">
            <text:p>R$ 5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.36" calcext:value-type="currency">
            <text:p>R$ 58,3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9.18" calcext:value-type="currency">
            <text:p>R$ 29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758990" calcext:value-type="float">
            <text:p>7589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9" calcext:value-type="currency">
            <text:p>R$ 30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1" calcext:value-type="currency">
            <text:p>R$ 2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.77" calcext:value-type="currency">
            <text:p>R$ 22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21" calcext:value-type="float">
            <text:p>21</text:p>
          </table:table-cell>
          <table:table-cell office:value-type="currency" office:currency="BRL" office:value="283.29" calcext:value-type="currency">
            <text:p>R$ 283,2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36.79" calcext:value-type="currency">
            <text:p>R$ 136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91.95" calcext:value-type="currency">
            <text:p>R$ 91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0.85" calcext:value-type="currency">
            <text:p>R$ 20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8.07" calcext:value-type="currency">
            <text:p>R$ 38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69" calcext:value-type="currency">
            <text:p>R$ 1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45" calcext:value-type="currency">
            <text:p>R$ 23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37717" calcext:value-type="float">
            <text:p>83771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05" calcext:value-type="currency">
            <text:p>R$ 2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38713" calcext:value-type="float">
            <text:p>8387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39876" calcext:value-type="float">
            <text:p>8398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9" calcext:value-type="currency">
            <text:p>R$ 17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42648" calcext:value-type="float">
            <text:p>8426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59" calcext:value-type="currency">
            <text:p>R$ 30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45450" calcext:value-type="float">
            <text:p>8454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6.65" calcext:value-type="currency">
            <text:p>R$ 46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47887" calcext:value-type="float">
            <text:p>84788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25" calcext:value-type="currency">
            <text:p>R$ 15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848158" calcext:value-type="float">
            <text:p>84815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2.98" calcext:value-type="currency">
            <text:p>R$ 22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4" calcext:value-type="date">
            <text:p>14/03/24</text:p>
          </table:table-cell>
          <table:table-cell office:value-type="float" office:value="918032" calcext:value-type="float">
            <text:p>91803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46.04" calcext:value-type="currency">
            <text:p>R$ 46,0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" calcext:value-type="currency">
            <text:p>R$ 1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09" calcext:value-type="currency">
            <text:p>R$ 5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99" calcext:value-type="currency">
            <text:p>R$ 12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09" calcext:value-type="currency">
            <text:p>R$ 5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23.92" calcext:value-type="currency">
            <text:p>R$ 123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97" calcext:value-type="currency">
            <text:p>R$ 47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.45" calcext:value-type="currency">
            <text:p>R$ 77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32734" calcext:value-type="float">
            <text:p>2327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5" calcext:value-type="currency">
            <text:p>R$ 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3" calcext:value-type="currency">
            <text:p>R$ 1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75" calcext:value-type="currency">
            <text:p>R$ 6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9" calcext:value-type="currency">
            <text:p>R$ 2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65" calcext:value-type="currency">
            <text:p>R$ 2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532088" calcext:value-type="float">
            <text:p>53208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532096" calcext:value-type="float">
            <text:p>53209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541141" calcext:value-type="float">
            <text:p>5411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19" calcext:value-type="currency">
            <text:p>R$ 9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564710" calcext:value-type="float">
            <text:p>56471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98" calcext:value-type="currency">
            <text:p>R$ 3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8.37" calcext:value-type="currency">
            <text:p>R$ 38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6.38" calcext:value-type="currency">
            <text:p>R$ 46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49" calcext:value-type="currency">
            <text:p>R$ 16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36635" calcext:value-type="float">
            <text:p>73663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7.65" calcext:value-type="currency">
            <text:p>R$ 2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36651" calcext:value-type="float">
            <text:p>7366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7.65" calcext:value-type="currency">
            <text:p>R$ 2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39" calcext:value-type="currency">
            <text:p>R$ 22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43712" calcext:value-type="float">
            <text:p>7437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55" calcext:value-type="currency">
            <text:p>R$ 28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43720" calcext:value-type="float">
            <text:p>7437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55" calcext:value-type="currency">
            <text:p>R$ 28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43798" calcext:value-type="float">
            <text:p>7437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3" calcext:value-type="currency">
            <text:p>R$ 49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9.18" calcext:value-type="currency">
            <text:p>R$ 29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59" calcext:value-type="currency">
            <text:p>R$ 14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05" calcext:value-type="currency">
            <text:p>R$ 8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12048" calcext:value-type="float">
            <text:p>8120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53.13" calcext:value-type="currency">
            <text:p>R$ 53,1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43" calcext:value-type="float">
            <text:p>43</text:p>
          </table:table-cell>
          <table:table-cell office:value-type="currency" office:currency="BRL" office:value="580.61" calcext:value-type="currency">
            <text:p>R$ 580,6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198.24" calcext:value-type="currency">
            <text:p>R$ 198,2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98" calcext:value-type="currency">
            <text:p>R$ 3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95" calcext:value-type="currency">
            <text:p>R$ 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3.66" calcext:value-type="currency">
            <text:p>R$ 63,6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69" calcext:value-type="currency">
            <text:p>R$ 13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65" calcext:value-type="currency">
            <text:p>R$ 26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44136" calcext:value-type="float">
            <text:p>84413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45370" calcext:value-type="float">
            <text:p>8453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09" calcext:value-type="currency">
            <text:p>R$ 12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48158" calcext:value-type="float">
            <text:p>8481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49" calcext:value-type="currency">
            <text:p>R$ 11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59508" calcext:value-type="float">
            <text:p>85950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7.7" calcext:value-type="currency">
            <text:p>R$ 7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98155" calcext:value-type="float">
            <text:p>8981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5" calcext:value-type="date">
            <text:p>15/03/24</text:p>
          </table:table-cell>
          <table:table-cell office:value-type="float" office:value="898171" calcext:value-type="float">
            <text:p>89817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99" calcext:value-type="currency">
            <text:p>R$ 1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29933" calcext:value-type="float">
            <text:p>1299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65" calcext:value-type="currency">
            <text:p>R$ 21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7.3" calcext:value-type="currency">
            <text:p>R$ 47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30150" calcext:value-type="float">
            <text:p>1301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35" calcext:value-type="currency">
            <text:p>R$ 16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0.18" calcext:value-type="currency">
            <text:p>R$ 10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98.54" calcext:value-type="currency">
            <text:p>R$ 98,5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181.74" calcext:value-type="currency">
            <text:p>R$ 181,7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45" calcext:value-type="currency">
            <text:p>R$ 1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7.18" calcext:value-type="currency">
            <text:p>R$ 17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9" calcext:value-type="currency">
            <text:p>R$ 2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445053" calcext:value-type="float">
            <text:p>4450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5" calcext:value-type="currency">
            <text:p>R$ 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3" calcext:value-type="currency">
            <text:p>R$ 1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" calcext:value-type="currency">
            <text:p>R$ 1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541141" calcext:value-type="float">
            <text:p>5411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19" calcext:value-type="currency">
            <text:p>R$ 9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8.37" calcext:value-type="currency">
            <text:p>R$ 38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43135" calcext:value-type="float">
            <text:p>74313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25" calcext:value-type="currency">
            <text:p>R$ 12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59" calcext:value-type="currency">
            <text:p>R$ 14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49451" calcext:value-type="float">
            <text:p>7494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07" calcext:value-type="currency">
            <text:p>R$ 47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05" calcext:value-type="currency">
            <text:p>R$ 8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788490" calcext:value-type="float">
            <text:p>7884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85" calcext:value-type="currency">
            <text:p>R$ 2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2048" calcext:value-type="float">
            <text:p>8120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2102" calcext:value-type="float">
            <text:p>8121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85" calcext:value-type="currency">
            <text:p>R$ 21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2129" calcext:value-type="float">
            <text:p>81212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85" calcext:value-type="currency">
            <text:p>R$ 24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6469" calcext:value-type="float">
            <text:p>8164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95" calcext:value-type="currency">
            <text:p>R$ 1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4.2" calcext:value-type="currency">
            <text:p>R$ 54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5.18" calcext:value-type="currency">
            <text:p>R$ 15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33" calcext:value-type="float">
            <text:p>33</text:p>
          </table:table-cell>
          <table:table-cell office:value-type="currency" office:currency="BRL" office:value="445.57" calcext:value-type="currency">
            <text:p>R$ 445,5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5.38" calcext:value-type="currency">
            <text:p>R$ 25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3.45" calcext:value-type="currency">
            <text:p>R$ 63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14" calcext:value-type="currency">
            <text:p>R$ 14,1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3.3" calcext:value-type="currency">
            <text:p>R$ 53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35056" calcext:value-type="float">
            <text:p>835056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90.6" calcext:value-type="currency">
            <text:p>R$ 90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859508" calcext:value-type="float">
            <text:p>85950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.85" calcext:value-type="currency">
            <text:p>R$ 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922200" calcext:value-type="float">
            <text:p>922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69" calcext:value-type="currency">
            <text:p>R$ 2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127205" calcext:value-type="float">
            <text:p>12720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99" calcext:value-type="currency">
            <text:p>R$ 12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5" calcext:value-type="currency">
            <text:p>R$ 23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92.94" calcext:value-type="currency">
            <text:p>R$ 92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9" calcext:value-type="currency">
            <text:p>R$ 15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1.96" calcext:value-type="currency">
            <text:p>R$ 61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25" calcext:value-type="currency">
            <text:p>R$ 8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.9" calcext:value-type="currency">
            <text:p>R$ 3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9" calcext:value-type="currency">
            <text:p>R$ 15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371602" calcext:value-type="float">
            <text:p>37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25" calcext:value-type="currency">
            <text:p>R$ 24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9" calcext:value-type="currency">
            <text:p>R$ 2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3" calcext:value-type="currency">
            <text:p>R$ 11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" calcext:value-type="currency">
            <text:p>R$ 20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5.58" calcext:value-type="currency">
            <text:p>R$ 25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736570" calcext:value-type="float">
            <text:p>7365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39" calcext:value-type="currency">
            <text:p>R$ 22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02.13" calcext:value-type="currency">
            <text:p>R$ 102,1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1" calcext:value-type="currency">
            <text:p>R$ 2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.77" calcext:value-type="currency">
            <text:p>R$ 22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0.94" calcext:value-type="currency">
            <text:p>R$ 80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69" calcext:value-type="currency">
            <text:p>R$ 12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5.52" calcext:value-type="currency">
            <text:p>R$ 25,5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65" calcext:value-type="currency">
            <text:p>R$ 26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7" calcext:value-type="date">
            <text:p>17/03/24</text:p>
          </table:table-cell>
          <table:table-cell office:value-type="float" office:value="848158" calcext:value-type="float">
            <text:p>8481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49" calcext:value-type="currency">
            <text:p>R$ 11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9.15" calcext:value-type="currency">
            <text:p>R$ 69,1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49" calcext:value-type="currency">
            <text:p>R$ 15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8.33" calcext:value-type="currency">
            <text:p>R$ 78,3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" calcext:value-type="currency">
            <text:p>R$ 11,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" calcext:value-type="currency">
            <text:p>R$ 11,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99" calcext:value-type="currency">
            <text:p>R$ 15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3.5" calcext:value-type="currency">
            <text:p>R$ 13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335738" calcext:value-type="float">
            <text:p>33573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69" calcext:value-type="currency">
            <text:p>R$ 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" calcext:value-type="currency">
            <text:p>R$ 1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32088" calcext:value-type="float">
            <text:p>53208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41168" calcext:value-type="float">
            <text:p>5411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95" calcext:value-type="currency">
            <text:p>R$ 7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64834" calcext:value-type="float">
            <text:p>5648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" calcext:value-type="currency">
            <text:p>R$ 20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" calcext:value-type="currency">
            <text:p>R$ 20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5.58" calcext:value-type="currency">
            <text:p>R$ 25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36589" calcext:value-type="float">
            <text:p>73658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1.98" calcext:value-type="currency">
            <text:p>R$ 41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43135" calcext:value-type="float">
            <text:p>74313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25" calcext:value-type="currency">
            <text:p>R$ 12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05" calcext:value-type="currency">
            <text:p>R$ 8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.9" calcext:value-type="currency">
            <text:p>R$ 11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1" calcext:value-type="currency">
            <text:p>R$ 2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5.6" calcext:value-type="currency">
            <text:p>R$ 15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30" calcext:value-type="float">
            <text:p>30</text:p>
          </table:table-cell>
          <table:table-cell office:value-type="currency" office:currency="BRL" office:value="404.7" calcext:value-type="currency">
            <text:p>R$ 404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88.83" calcext:value-type="currency">
            <text:p>R$ 88,8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819085" calcext:value-type="float">
            <text:p>81908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3.97" calcext:value-type="currency">
            <text:p>R$ 53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95" calcext:value-type="currency">
            <text:p>R$ 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24.5" calcext:value-type="currency">
            <text:p>R$ 124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848158" calcext:value-type="float">
            <text:p>84815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2.98" calcext:value-type="currency">
            <text:p>R$ 22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8" calcext:value-type="date">
            <text:p>18/03/24</text:p>
          </table:table-cell>
          <table:table-cell office:value-type="float" office:value="913502" calcext:value-type="float">
            <text:p>9135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75" calcext:value-type="currency">
            <text:p>R$ 21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129933" calcext:value-type="float">
            <text:p>1299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65" calcext:value-type="currency">
            <text:p>R$ 21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5" calcext:value-type="currency">
            <text:p>R$ 23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0.18" calcext:value-type="currency">
            <text:p>R$ 10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09" calcext:value-type="currency">
            <text:p>R$ 5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55.81" calcext:value-type="currency">
            <text:p>R$ 155,8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6.47" calcext:value-type="currency">
            <text:p>R$ 46,4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54.9" calcext:value-type="currency">
            <text:p>R$ 15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33269" calcext:value-type="float">
            <text:p>2332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17" calcext:value-type="currency">
            <text:p>R$ 20,1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1.96" calcext:value-type="currency">
            <text:p>R$ 61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59" calcext:value-type="currency">
            <text:p>R$ 8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335738" calcext:value-type="float">
            <text:p>33573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69" calcext:value-type="currency">
            <text:p>R$ 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09" calcext:value-type="currency">
            <text:p>R$ 23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445053" calcext:value-type="float">
            <text:p>44505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13" calcext:value-type="currency">
            <text:p>R$ 10,1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463515" calcext:value-type="float">
            <text:p>46351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65" calcext:value-type="currency">
            <text:p>R$ 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0.09" calcext:value-type="currency">
            <text:p>R$ 30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532096" calcext:value-type="float">
            <text:p>53209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9.33" calcext:value-type="currency">
            <text:p>R$ 39,3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09" calcext:value-type="currency">
            <text:p>R$ 26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59" calcext:value-type="currency">
            <text:p>R$ 14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3.77" calcext:value-type="currency">
            <text:p>R$ 43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76" calcext:value-type="currency">
            <text:p>R$ 62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6.1" calcext:value-type="currency">
            <text:p>R$ 16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11980" calcext:value-type="float">
            <text:p>8119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5.18" calcext:value-type="currency">
            <text:p>R$ 15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39" calcext:value-type="float">
            <text:p>39</text:p>
          </table:table-cell>
          <table:table-cell office:value-type="currency" office:currency="BRL" office:value="526.88" calcext:value-type="currency">
            <text:p>R$ 526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89.88" calcext:value-type="currency">
            <text:p>R$ 89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15.85" calcext:value-type="currency">
            <text:p>R$ 115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65" calcext:value-type="currency">
            <text:p>R$ 26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47887" calcext:value-type="float">
            <text:p>84788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25" calcext:value-type="currency">
            <text:p>R$ 15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59427" calcext:value-type="float">
            <text:p>85942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.85" calcext:value-type="currency">
            <text:p>R$ 5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98155" calcext:value-type="float">
            <text:p>8981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85" calcext:value-type="currency">
            <text:p>R$ 2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19" calcext:value-type="date">
            <text:p>19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85" calcext:value-type="currency">
            <text:p>R$ 2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28" calcext:value-type="currency">
            <text:p>R$ 5,2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32543" calcext:value-type="float">
            <text:p>1325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99" calcext:value-type="currency">
            <text:p>R$ 12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0.18" calcext:value-type="currency">
            <text:p>R$ 10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.8" calcext:value-type="currency">
            <text:p>R$ 11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0.94" calcext:value-type="currency">
            <text:p>R$ 80,9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4.23" calcext:value-type="currency">
            <text:p>R$ 54,2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3.95" calcext:value-type="currency">
            <text:p>R$ 13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65" calcext:value-type="currency">
            <text:p>R$ 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99" calcext:value-type="currency">
            <text:p>R$ 19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0.7" calcext:value-type="currency">
            <text:p>R$ 50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75" calcext:value-type="currency">
            <text:p>R$ 9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335576" calcext:value-type="float">
            <text:p>3355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5" calcext:value-type="currency">
            <text:p>R$ 3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377465" calcext:value-type="float">
            <text:p>37746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35" calcext:value-type="currency">
            <text:p>R$ 13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387860" calcext:value-type="float">
            <text:p>3878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89" calcext:value-type="currency">
            <text:p>R$ 22,8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532088" calcext:value-type="float">
            <text:p>53208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75" calcext:value-type="currency">
            <text:p>R$ 24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9.95" calcext:value-type="currency">
            <text:p>R$ 3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6.38" calcext:value-type="currency">
            <text:p>R$ 46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36589" calcext:value-type="float">
            <text:p>73658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-1" calcext:value-type="float">
            <text:p>-1</text:p>
          </table:table-cell>
          <table:table-cell office:value-type="currency" office:currency="BRL" office:value="-26.09" calcext:value-type="currency">
            <text:p>-R$ 26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2.39" calcext:value-type="currency">
            <text:p>R$ 22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4.95" calcext:value-type="currency">
            <text:p>R$ 74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758990" calcext:value-type="float">
            <text:p>75899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09" calcext:value-type="currency">
            <text:p>R$ 30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07516" calcext:value-type="float">
            <text:p>80751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45" calcext:value-type="currency">
            <text:p>R$ 26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37" calcext:value-type="currency">
            <text:p>R$ 27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0.36" calcext:value-type="currency">
            <text:p>R$ 30,3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17" calcext:value-type="float">
            <text:p>17</text:p>
          </table:table-cell>
          <table:table-cell office:value-type="currency" office:currency="BRL" office:value="253.3" calcext:value-type="currency">
            <text:p>R$ 253,3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0.76" calcext:value-type="currency">
            <text:p>R$ 50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95" calcext:value-type="currency">
            <text:p>R$ 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76.14" calcext:value-type="currency">
            <text:p>R$ 76,1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28866" calcext:value-type="float">
            <text:p>82886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65" calcext:value-type="currency">
            <text:p>R$ 26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40076" calcext:value-type="float">
            <text:p>84007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45" calcext:value-type="currency">
            <text:p>R$ 8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42648" calcext:value-type="float">
            <text:p>8426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59" calcext:value-type="currency">
            <text:p>R$ 30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45370" calcext:value-type="float">
            <text:p>84537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4.18" calcext:value-type="currency">
            <text:p>R$ 24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0" calcext:value-type="date">
            <text:p>20/03/24</text:p>
          </table:table-cell>
          <table:table-cell office:value-type="float" office:value="859427" calcext:value-type="float">
            <text:p>85942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.1" calcext:value-type="currency">
            <text:p>R$ 4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09" calcext:value-type="currency">
            <text:p>R$ 5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95855" calcext:value-type="float">
            <text:p>1958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8" calcext:value-type="currency">
            <text:p>R$ 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188.86" calcext:value-type="currency">
            <text:p>R$ 188,8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3.8" calcext:value-type="currency">
            <text:p>R$ 33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29547" calcext:value-type="float">
            <text:p>22954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49" calcext:value-type="currency">
            <text:p>R$ 13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32734" calcext:value-type="float">
            <text:p>2327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5" calcext:value-type="currency">
            <text:p>R$ 9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85" calcext:value-type="currency">
            <text:p>R$ 8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30.85" calcext:value-type="currency">
            <text:p>R$ 30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98" calcext:value-type="currency">
            <text:p>R$ 2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58" calcext:value-type="currency">
            <text:p>R$ 3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7.98" calcext:value-type="currency">
            <text:p>R$ 1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12.84" calcext:value-type="currency">
            <text:p>R$ 112,8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99" calcext:value-type="currency">
            <text:p>R$ 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" calcext:value-type="currency">
            <text:p>R$ 1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532096" calcext:value-type="float">
            <text:p>53209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7.65" calcext:value-type="currency">
            <text:p>R$ 47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564826" calcext:value-type="float">
            <text:p>5648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69" calcext:value-type="currency">
            <text:p>R$ 1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91.35" calcext:value-type="currency">
            <text:p>R$ 91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99" calcext:value-type="currency">
            <text:p>R$ 12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05764" calcext:value-type="float">
            <text:p>70576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.69" calcext:value-type="currency">
            <text:p>R$ 2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05802" calcext:value-type="float">
            <text:p>7058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6.38" calcext:value-type="currency">
            <text:p>R$ 46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35752" calcext:value-type="float">
            <text:p>73575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49" calcext:value-type="currency">
            <text:p>R$ 16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36570" calcext:value-type="float">
            <text:p>7365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36589" calcext:value-type="float">
            <text:p>73658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36716" calcext:value-type="float">
            <text:p>73671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5.79" calcext:value-type="currency">
            <text:p>R$ 2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9.96" calcext:value-type="currency">
            <text:p>R$ 59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4.97" calcext:value-type="currency">
            <text:p>R$ 44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05" calcext:value-type="currency">
            <text:p>R$ 8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788481" calcext:value-type="float">
            <text:p>78848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85" calcext:value-type="currency">
            <text:p>R$ 2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01798" calcext:value-type="float">
            <text:p>80179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6.38" calcext:value-type="currency">
            <text:p>R$ 46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37" calcext:value-type="currency">
            <text:p>R$ 27,3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.59" calcext:value-type="currency">
            <text:p>R$ 7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18" calcext:value-type="float">
            <text:p>18</text:p>
          </table:table-cell>
          <table:table-cell office:value-type="currency" office:currency="BRL" office:value="268.2" calcext:value-type="currency">
            <text:p>R$ 268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01.52" calcext:value-type="currency">
            <text:p>R$ 101,5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95" calcext:value-type="currency">
            <text:p>R$ 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26.9" calcext:value-type="currency">
            <text:p>R$ 12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35269" calcext:value-type="float">
            <text:p>8352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69" calcext:value-type="currency">
            <text:p>R$ 1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39876" calcext:value-type="float">
            <text:p>8398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38" calcext:value-type="currency">
            <text:p>R$ 3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42648" calcext:value-type="float">
            <text:p>84264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1.18" calcext:value-type="currency">
            <text:p>R$ 61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44136" calcext:value-type="float">
            <text:p>84413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5" calcext:value-type="currency">
            <text:p>R$ 2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847887" calcext:value-type="float">
            <text:p>84788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25" calcext:value-type="currency">
            <text:p>R$ 15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1" calcext:value-type="date">
            <text:p>21/03/24</text:p>
          </table:table-cell>
          <table:table-cell office:value-type="float" office:value="913502" calcext:value-type="float">
            <text:p>9135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75" calcext:value-type="currency">
            <text:p>R$ 21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4.7" calcext:value-type="currency">
            <text:p>R$ 44,7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18" calcext:value-type="currency">
            <text:p>R$ 31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65" calcext:value-type="currency">
            <text:p>R$ 23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09" calcext:value-type="currency">
            <text:p>R$ 5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0.18" calcext:value-type="currency">
            <text:p>R$ 10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3.95" calcext:value-type="currency">
            <text:p>R$ 13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08.8" calcext:value-type="currency">
            <text:p>R$ 108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" calcext:value-type="currency">
            <text:p>R$ 11,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44.6" calcext:value-type="currency">
            <text:p>R$ 44,6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58" calcext:value-type="currency">
            <text:p>R$ 3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9.98" calcext:value-type="currency">
            <text:p>R$ 3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99" calcext:value-type="currency">
            <text:p>R$ 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99" calcext:value-type="currency">
            <text:p>R$ 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75" calcext:value-type="currency">
            <text:p>R$ 6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371602" calcext:value-type="float">
            <text:p>3716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25" calcext:value-type="currency">
            <text:p>R$ 24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38" calcext:value-type="currency">
            <text:p>R$ 3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686140" calcext:value-type="float">
            <text:p>6861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99" calcext:value-type="currency">
            <text:p>R$ 12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43151" calcext:value-type="float">
            <text:p>74315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7.17" calcext:value-type="currency">
            <text:p>R$ 67,1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76" calcext:value-type="currency">
            <text:p>R$ 62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.04" calcext:value-type="currency">
            <text:p>R$ 17,0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16477" calcext:value-type="float">
            <text:p>81647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7.1" calcext:value-type="currency">
            <text:p>R$ 27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0.36" calcext:value-type="currency">
            <text:p>R$ 30,3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26" calcext:value-type="float">
            <text:p>26</text:p>
          </table:table-cell>
          <table:table-cell office:value-type="currency" office:currency="BRL" office:value="386.88" calcext:value-type="currency">
            <text:p>R$ 386,8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5.38" calcext:value-type="currency">
            <text:p>R$ 25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3.9" calcext:value-type="currency">
            <text:p>R$ 1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88.83" calcext:value-type="currency">
            <text:p>R$ 88,8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5.96" calcext:value-type="currency">
            <text:p>R$ 55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38713" calcext:value-type="float">
            <text:p>8387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69" calcext:value-type="currency">
            <text:p>R$ 1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39876" calcext:value-type="float">
            <text:p>83987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7.38" calcext:value-type="currency">
            <text:p>R$ 3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859427" calcext:value-type="float">
            <text:p>859427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7.8" calcext:value-type="currency">
            <text:p>R$ 7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2" calcext:value-type="date">
            <text:p>22/03/24</text:p>
          </table:table-cell>
          <table:table-cell office:value-type="float" office:value="913502" calcext:value-type="float">
            <text:p>91350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75" calcext:value-type="currency">
            <text:p>R$ 21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3.96" calcext:value-type="currency">
            <text:p>R$ 23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59" calcext:value-type="currency">
            <text:p>R$ 15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0.18" calcext:value-type="currency">
            <text:p>R$ 10,1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95758" calcext:value-type="float">
            <text:p>1957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56.09" calcext:value-type="currency">
            <text:p>R$ 156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229504" calcext:value-type="float">
            <text:p>229504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95" calcext:value-type="currency">
            <text:p>R$ 2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9.07" calcext:value-type="currency">
            <text:p>R$ 9,0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233463" calcext:value-type="float">
            <text:p>2334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65" calcext:value-type="currency">
            <text:p>R$ 5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7.98" calcext:value-type="currency">
            <text:p>R$ 17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13483" calcext:value-type="float">
            <text:p>31348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9" calcext:value-type="currency">
            <text:p>R$ 16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99" calcext:value-type="currency">
            <text:p>R$ 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35568" calcext:value-type="float">
            <text:p>33556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3.5" calcext:value-type="currency">
            <text:p>R$ 13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77465" calcext:value-type="float">
            <text:p>37746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35" calcext:value-type="currency">
            <text:p>R$ 13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377562" calcext:value-type="float">
            <text:p>37756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92" calcext:value-type="currency">
            <text:p>R$ 9,9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32088" calcext:value-type="float">
            <text:p>53208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564729" calcext:value-type="float">
            <text:p>56472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85" calcext:value-type="currency">
            <text:p>R$ 2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9.5" calcext:value-type="currency">
            <text:p>R$ 49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09" calcext:value-type="currency">
            <text:p>R$ 26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0.39" calcext:value-type="currency">
            <text:p>R$ 30,3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56350" calcext:value-type="float">
            <text:p>7563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6.1" calcext:value-type="currency">
            <text:p>R$ 16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60.72" calcext:value-type="currency">
            <text:p>R$ 60,7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22" calcext:value-type="float">
            <text:p>22</text:p>
          </table:table-cell>
          <table:table-cell office:value-type="currency" office:currency="BRL" office:value="327.66" calcext:value-type="currency">
            <text:p>R$ 327,6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3.67" calcext:value-type="currency">
            <text:p>R$ 63,6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95" calcext:value-type="currency">
            <text:p>R$ 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0.76" calcext:value-type="currency">
            <text:p>R$ 50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37717" calcext:value-type="float">
            <text:p>83771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05" calcext:value-type="currency">
            <text:p>R$ 2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40076" calcext:value-type="float">
            <text:p>840076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5.35" calcext:value-type="currency">
            <text:p>R$ 25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47887" calcext:value-type="float">
            <text:p>84788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0.5" calcext:value-type="currency">
            <text:p>R$ 30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3" calcext:value-type="date">
            <text:p>23/03/24</text:p>
          </table:table-cell>
          <table:table-cell office:value-type="float" office:value="848158" calcext:value-type="float">
            <text:p>84815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.49" calcext:value-type="currency">
            <text:p>R$ 11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129933" calcext:value-type="float">
            <text:p>12993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65" calcext:value-type="currency">
            <text:p>R$ 21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130150" calcext:value-type="float">
            <text:p>1301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.35" calcext:value-type="currency">
            <text:p>R$ 16,3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09" calcext:value-type="currency">
            <text:p>R$ 5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.45" calcext:value-type="currency">
            <text:p>R$ 77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4.15" calcext:value-type="currency">
            <text:p>R$ 14,1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9.97" calcext:value-type="currency">
            <text:p>R$ 59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99" calcext:value-type="currency">
            <text:p>R$ 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9" calcext:value-type="currency">
            <text:p>R$ 14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56318" calcext:value-type="float">
            <text:p>75631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69" calcext:value-type="currency">
            <text:p>R$ 15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60234" calcext:value-type="float">
            <text:p>76023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4.15" calcext:value-type="currency">
            <text:p>R$ 24,1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95" calcext:value-type="currency">
            <text:p>R$ 5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07516" calcext:value-type="float">
            <text:p>80751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45" calcext:value-type="currency">
            <text:p>R$ 26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12013" calcext:value-type="float">
            <text:p>8120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12110" calcext:value-type="float">
            <text:p>81211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85" calcext:value-type="currency">
            <text:p>R$ 21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12137" calcext:value-type="float">
            <text:p>8121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1.85" calcext:value-type="currency">
            <text:p>R$ 21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53.13" calcext:value-type="currency">
            <text:p>R$ 53,1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34.5" calcext:value-type="currency">
            <text:p>R$ 134,5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95" calcext:value-type="currency">
            <text:p>R$ 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0.76" calcext:value-type="currency">
            <text:p>R$ 50,7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98155" calcext:value-type="float">
            <text:p>89815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85" calcext:value-type="currency">
            <text:p>R$ 2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98163" calcext:value-type="float">
            <text:p>89816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85" calcext:value-type="currency">
            <text:p>R$ 2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4" calcext:value-type="date">
            <text:p>24/03/24</text:p>
          </table:table-cell>
          <table:table-cell office:value-type="float" office:value="898341" calcext:value-type="float">
            <text:p>8983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85" calcext:value-type="currency">
            <text:p>R$ 23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29941" calcext:value-type="float">
            <text:p>129941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6.77" calcext:value-type="currency">
            <text:p>R$ 46,7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30133" calcext:value-type="float">
            <text:p>130133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70.95" calcext:value-type="currency">
            <text:p>R$ 70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09" calcext:value-type="currency">
            <text:p>R$ 5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46803" calcext:value-type="float">
            <text:p>14680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09" calcext:value-type="currency">
            <text:p>R$ 5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54598" calcext:value-type="float">
            <text:p>15459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49" calcext:value-type="currency">
            <text:p>R$ 14,4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.45" calcext:value-type="currency">
            <text:p>R$ 77,4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33269" calcext:value-type="float">
            <text:p>233269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99" calcext:value-type="currency">
            <text:p>R$ 19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3.95" calcext:value-type="currency">
            <text:p>R$ 13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99" calcext:value-type="currency">
            <text:p>R$ 19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6.97" calcext:value-type="currency">
            <text:p>R$ 26,9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335550" calcext:value-type="float">
            <text:p>3355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99" calcext:value-type="currency">
            <text:p>R$ 8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335738" calcext:value-type="float">
            <text:p>33573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69" calcext:value-type="currency">
            <text:p>R$ 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377465" calcext:value-type="float">
            <text:p>37746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3.4" calcext:value-type="currency">
            <text:p>R$ 53,4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01913" calcext:value-type="float">
            <text:p>50191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.9" calcext:value-type="currency">
            <text:p>R$ 14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14748" calcext:value-type="float">
            <text:p>5147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65" calcext:value-type="currency">
            <text:p>R$ 2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32088" calcext:value-type="float">
            <text:p>53208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32096" calcext:value-type="float">
            <text:p>532096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.65" calcext:value-type="currency">
            <text:p>R$ 10,6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41141" calcext:value-type="float">
            <text:p>541141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.19" calcext:value-type="currency">
            <text:p>R$ 9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49843" calcext:value-type="float">
            <text:p>5498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79" calcext:value-type="currency">
            <text:p>R$ 15,7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49851" calcext:value-type="float">
            <text:p>549851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9.98" calcext:value-type="currency">
            <text:p>R$ 39,9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64710" calcext:value-type="float">
            <text:p>564710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71.55" calcext:value-type="currency">
            <text:p>R$ 71,5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564850" calcext:value-type="float">
            <text:p>5648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.69" calcext:value-type="currency">
            <text:p>R$ 18,6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603970" calcext:value-type="float">
            <text:p>6039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.75" calcext:value-type="currency">
            <text:p>R$ 24,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01602" calcext:value-type="float">
            <text:p>7016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6.38" calcext:value-type="currency">
            <text:p>R$ 46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05780" calcext:value-type="float">
            <text:p>70578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7.38" calcext:value-type="currency">
            <text:p>R$ 57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36570" calcext:value-type="float">
            <text:p>7365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99" calcext:value-type="currency">
            <text:p>R$ 20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36716" calcext:value-type="float">
            <text:p>73671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1.58" calcext:value-type="currency">
            <text:p>R$ 5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43127" calcext:value-type="float">
            <text:p>74312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9.85" calcext:value-type="currency">
            <text:p>R$ 29,8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43143" calcext:value-type="float">
            <text:p>743143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6.09" calcext:value-type="currency">
            <text:p>R$ 26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43755" calcext:value-type="float">
            <text:p>743755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0.25" calcext:value-type="currency">
            <text:p>R$ 80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43950" calcext:value-type="float">
            <text:p>74395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4.95" calcext:value-type="currency">
            <text:p>R$ 74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43968" calcext:value-type="float">
            <text:p>74396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9.96" calcext:value-type="currency">
            <text:p>R$ 59,96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56326" calcext:value-type="float">
            <text:p>756326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38" calcext:value-type="currency">
            <text:p>R$ 31,3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770698" calcext:value-type="float">
            <text:p>770698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2.9" calcext:value-type="currency">
            <text:p>R$ 22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12030" calcext:value-type="float">
            <text:p>81203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3.19" calcext:value-type="currency">
            <text:p>R$ 23,1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16493" calcext:value-type="float">
            <text:p>816493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68.31" calcext:value-type="currency">
            <text:p>R$ 68,3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16507" calcext:value-type="float">
            <text:p>816507</text:p>
          </table:table-cell>
          <table:table-cell office:value-type="float" office:value="36" calcext:value-type="float">
            <text:p>36</text:p>
          </table:table-cell>
          <table:table-cell office:value-type="currency" office:currency="BRL" office:value="534.61" calcext:value-type="currency">
            <text:p>R$ 534,6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17619" calcext:value-type="float">
            <text:p>817619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01.52" calcext:value-type="currency">
            <text:p>R$ 101,5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19409" calcext:value-type="float">
            <text:p>81940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3.9" calcext:value-type="currency">
            <text:p>R$ 13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27215" calcext:value-type="float">
            <text:p>827215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88.83" calcext:value-type="currency">
            <text:p>R$ 88,8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27240" calcext:value-type="float">
            <text:p>82724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99" calcext:value-type="currency">
            <text:p>R$ 13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37717" calcext:value-type="float">
            <text:p>83771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0.1" calcext:value-type="currency">
            <text:p>R$ 40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42648" calcext:value-type="float">
            <text:p>842648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.59" calcext:value-type="currency">
            <text:p>R$ 30,5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45370" calcext:value-type="float">
            <text:p>84537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.09" calcext:value-type="currency">
            <text:p>R$ 12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47887" calcext:value-type="float">
            <text:p>84788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.25" calcext:value-type="currency">
            <text:p>R$ 15,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5" calcext:value-type="date">
            <text:p>25/03/24</text:p>
          </table:table-cell>
          <table:table-cell office:value-type="float" office:value="859427" calcext:value-type="float">
            <text:p>85942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.1" calcext:value-type="currency">
            <text:p>R$ 4,1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27299" calcext:value-type="float">
            <text:p>127299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9.8" calcext:value-type="currency">
            <text:p>R$ 29,8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31512" calcext:value-type="float">
            <text:p>131512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.09" calcext:value-type="currency">
            <text:p>R$ 5,0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198200" calcext:value-type="float">
            <text:p>1982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2.2" calcext:value-type="currency">
            <text:p>R$ 62,2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33382" calcext:value-type="float">
            <text:p>233382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1" calcext:value-type="currency">
            <text:p>R$ 11,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33420" calcext:value-type="float">
            <text:p>23342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9" calcext:value-type="currency">
            <text:p>R$ 5,9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33528" calcext:value-type="float">
            <text:p>233528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6.95" calcext:value-type="currency">
            <text:p>R$ 16,9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40702" calcext:value-type="float">
            <text:p>240702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1.58" calcext:value-type="currency">
            <text:p>R$ 31,58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295337" calcext:value-type="float">
            <text:p>29533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99" calcext:value-type="currency">
            <text:p>R$ 19,99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date" office:date-value="2024-03-26" calcext:value-type="date">
            <text:p>26/03/24</text:p>
          </table:table-cell>
          <table:table-cell office:value-type="float" office:value="305960" calcext:value-type="float">
            <text:p>30596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.99" calcext:value-type="currency">
            <text:p>R$ 8,99</text:p>
          </table:table-cell>
          <table:table-cell table:number-columns-repeated="16378"/>
        </table:table-row>
      </table:table>
      <table:table table:name="Classificação Mercadológica" table:style-name="ta1"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row table:style-name="ro1">
          <table:table-cell/>
          <table:table-cell table:style-name="Default" table:number-columns-repeated="13"/>
        </table:table-row>
        <table:table-row table:style-name="ro4">
          <table:table-cell/>
          <table:table-cell table:style-name="ce9" office:value-type="string" calcext:value-type="string">
            <text:p>Prod Codigo</text:p>
          </table:table-cell>
          <table:table-cell table:style-name="ce9" office:value-type="string" calcext:value-type="string">
            <text:p>Prod Desc Completa</text:p>
          </table:table-cell>
          <table:table-cell table:style-name="ce9" office:value-type="string" calcext:value-type="string">
            <text:p>Prod Marca</text:p>
          </table:table-cell>
          <table:table-cell table:style-name="ce10" office:value-type="string" calcext:value-type="string">
            <text:p>Dpto Cod</text:p>
          </table:table-cell>
          <table:table-cell table:style-name="ce10" office:value-type="string" calcext:value-type="string">
            <text:p>Dpto Desc</text:p>
          </table:table-cell>
          <table:table-cell table:style-name="ce10" office:value-type="string" calcext:value-type="string">
            <text:p>Setor Cod</text:p>
          </table:table-cell>
          <table:table-cell table:style-name="ce10" office:value-type="string" calcext:value-type="string">
            <text:p>Setor Desc</text:p>
          </table:table-cell>
          <table:table-cell table:style-name="ce10" office:value-type="string" calcext:value-type="string">
            <text:p>Cat Cod</text:p>
          </table:table-cell>
          <table:table-cell table:style-name="ce10" office:value-type="string" calcext:value-type="string">
            <text:p>Cat Desc</text:p>
          </table:table-cell>
          <table:table-cell table:style-name="ce10" office:value-type="string" calcext:value-type="string">
            <text:p>Fam Cod</text:p>
          </table:table-cell>
          <table:table-cell table:style-name="ce10" office:value-type="string" calcext:value-type="string">
            <text:p>Fam Desc</text:p>
          </table:table-cell>
          <table:table-cell table:style-name="ce10" office:value-type="string" calcext:value-type="string">
            <text:p>Grup Cod</text:p>
          </table:table-cell>
          <table:table-cell table:style-name="ce10" office:value-type="string" calcext:value-type="string">
            <text:p>Grup Desc</text:p>
          </table:table-cell>
        </table:table-row>
        <table:table-row table:style-name="ro3">
          <table:table-cell/>
          <table:table-cell office:value-type="float" office:value="127205" calcext:value-type="float">
            <text:p>127205</text:p>
          </table:table-cell>
          <table:table-cell office:value-type="string" calcext:value-type="string">
            <text:p>Cafe Moido Meridional Almof 500g </text:p>
          </table:table-cell>
          <table:table-cell office:value-type="string" calcext:value-type="string">
            <text:p>Merid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127299" calcext:value-type="float">
            <text:p>127299</text:p>
          </table:table-cell>
          <table:table-cell office:value-type="string" calcext:value-type="string">
            <text:p>Cafe Moido Brasileiro Vacuo 500g Extra Forte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129933" calcext:value-type="float">
            <text:p>129933</text:p>
          </table:table-cell>
          <table:table-cell office:value-type="string" calcext:value-type="string">
            <text:p>Prep P/ Cappuccino 3 Coracoes Pt 150g Diet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129941" calcext:value-type="float">
            <text:p>129941</text:p>
          </table:table-cell>
          <table:table-cell office:value-type="string" calcext:value-type="string">
            <text:p>Prep P/ Cappuccino 3 Coracoes Pt 200g Classic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130133" calcext:value-type="float">
            <text:p>130133</text:p>
          </table:table-cell>
          <table:table-cell office:value-type="string" calcext:value-type="string">
            <text:p>Cafe Moido Melitta Vacuo 500g Tradicional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130150" calcext:value-type="float">
            <text:p>130150</text:p>
          </table:table-cell>
          <table:table-cell office:value-type="string" calcext:value-type="string">
            <text:p>Cafe Soluvel Nescafe Pt 100g Matinal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5" calcext:value-type="float">
            <text:p>10815</text:p>
          </table:table-cell>
          <table:table-cell office:value-type="string" calcext:value-type="string">
            <text:p>Cafe Soluvel Pote At</text:p>
          </table:table-cell>
        </table:table-row>
        <table:table-row table:style-name="ro3">
          <table:table-cell/>
          <table:table-cell office:value-type="float" office:value="131512" calcext:value-type="float">
            <text:p>131512</text:p>
          </table:table-cell>
          <table:table-cell office:value-type="string" calcext:value-type="string">
            <text:p>Cafe Soluvel Brasileiro Stand Up 50g Moido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132543" calcext:value-type="float">
            <text:p>132543</text:p>
          </table:table-cell>
          <table:table-cell office:value-type="string" calcext:value-type="string">
            <text:p>Prep P/ Cappuccino Brasileiro Pt 200g Tradicional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146803" calcext:value-type="float">
            <text:p>146803</text:p>
          </table:table-cell>
          <table:table-cell office:value-type="string" calcext:value-type="string">
            <text:p>Cafe Soluvel Brasileiro Stand Up 50g Granulado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154598" calcext:value-type="float">
            <text:p>154598</text:p>
          </table:table-cell>
          <table:table-cell office:value-type="string" calcext:value-type="string">
            <text:p>Cafe Moido Brasil Almof 500g </text:p>
          </table:table-cell>
          <table:table-cell office:value-type="string" calcext:value-type="string">
            <text:p>Brasi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176931" calcext:value-type="float">
            <text:p>176931</text:p>
          </table:table-cell>
          <table:table-cell office:value-type="string" calcext:value-type="string">
            <text:p>Prep P/ Cappuccino 3 Coracoes Sc 20g Baunilha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Capuccino Sache</text:p>
          </table:table-cell>
        </table:table-row>
        <table:table-row table:style-name="ro3">
          <table:table-cell/>
          <table:table-cell office:value-type="float" office:value="195758" calcext:value-type="float">
            <text:p>195758</text:p>
          </table:table-cell>
          <table:table-cell office:value-type="string" calcext:value-type="string">
            <text:p>Prep P/ Cappuccino 3 Coracoes Sc 20g Canela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Capuccino Sache</text:p>
          </table:table-cell>
        </table:table-row>
        <table:table-row table:style-name="ro3">
          <table:table-cell/>
          <table:table-cell office:value-type="float" office:value="195855" calcext:value-type="float">
            <text:p>195855</text:p>
          </table:table-cell>
          <table:table-cell office:value-type="string" calcext:value-type="string">
            <text:p>Cafe Moido Brasil Vacuo 500g </text:p>
          </table:table-cell>
          <table:table-cell office:value-type="string" calcext:value-type="string">
            <text:p>Brasi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198200" calcext:value-type="float">
            <text:p>198200</text:p>
          </table:table-cell>
          <table:table-cell office:value-type="string" calcext:value-type="string">
            <text:p>Cafe Moido 3 Coracoes Stand Up 500g Extra For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229504" calcext:value-type="float">
            <text:p>229504</text:p>
          </table:table-cell>
          <table:table-cell office:value-type="string" calcext:value-type="string">
            <text:p>Cafe Moido 3 Coracoes Vacuo 500g Extra For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229547" calcext:value-type="float">
            <text:p>229547</text:p>
          </table:table-cell>
          <table:table-cell office:value-type="string" calcext:value-type="string">
            <text:p>Cafe Moido 3 Coracoes Stand Up 500g Tradicion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232734" calcext:value-type="float">
            <text:p>232734</text:p>
          </table:table-cell>
          <table:table-cell office:value-type="string" calcext:value-type="string">
            <text:p>Cafe Moido 3 Coracoes Vacuo 250g Extra For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Cafe Vacuo Ate 250g</text:p>
          </table:table-cell>
        </table:table-row>
        <table:table-row table:style-name="ro3">
          <table:table-cell/>
          <table:table-cell office:value-type="float" office:value="233269" calcext:value-type="float">
            <text:p>233269</text:p>
          </table:table-cell>
          <table:table-cell office:value-type="string" calcext:value-type="string">
            <text:p>Prep P/ Cappuccino 3 Coracoes Pt 200g Descafeinad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233307" calcext:value-type="float">
            <text:p>233307</text:p>
          </table:table-cell>
          <table:table-cell office:value-type="string" calcext:value-type="string">
            <text:p>Prep P/ Cappuccino 3 Coracoes Pt 200g Chocola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233382" calcext:value-type="float">
            <text:p>233382</text:p>
          </table:table-cell>
          <table:table-cell office:value-type="string" calcext:value-type="string">
            <text:p>Prep P/ Cappuccino 3 Coracoes Sc 20g Chocola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Capuccino Sache</text:p>
          </table:table-cell>
        </table:table-row>
        <table:table-row table:style-name="ro3">
          <table:table-cell/>
          <table:table-cell office:value-type="float" office:value="233420" calcext:value-type="float">
            <text:p>233420</text:p>
          </table:table-cell>
          <table:table-cell office:value-type="string" calcext:value-type="string">
            <text:p>Prep P/ Cappuccino 3 Coracoes Sc 20g Classic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Capuccino Sache</text:p>
          </table:table-cell>
        </table:table-row>
        <table:table-row table:style-name="ro3">
          <table:table-cell/>
          <table:table-cell office:value-type="float" office:value="233463" calcext:value-type="float">
            <text:p>233463</text:p>
          </table:table-cell>
          <table:table-cell office:value-type="string" calcext:value-type="string">
            <text:p>Cafe 3 Coracoes Vacuo 250g Descafeinad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233528" calcext:value-type="float">
            <text:p>233528</text:p>
          </table:table-cell>
          <table:table-cell office:value-type="string" calcext:value-type="string">
            <text:p>Cafe Soluvel 3 Coracoes Rf 50g Tradicion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233544" calcext:value-type="float">
            <text:p>233544</text:p>
          </table:table-cell>
          <table:table-cell office:value-type="string" calcext:value-type="string">
            <text:p>Cafe 3 Coracoes Vacuo 250g Organic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240702" calcext:value-type="float">
            <text:p>240702</text:p>
          </table:table-cell>
          <table:table-cell office:value-type="string" calcext:value-type="string">
            <text:p>Cafe Moido Caboclo Vacuo 500g Tradicional</text:p>
          </table:table-cell>
          <table:table-cell office:value-type="string" calcext:value-type="string">
            <text:p>Cabocl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273120" calcext:value-type="float">
            <text:p>273120</text:p>
          </table:table-cell>
          <table:table-cell office:value-type="string" calcext:value-type="string">
            <text:p>Cafe Moido Flor Da Serra Almof 500g </text:p>
          </table:table-cell>
          <table:table-cell office:value-type="string" calcext:value-type="string">
            <text:p>Flor Da Serr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295337" calcext:value-type="float">
            <text:p>295337</text:p>
          </table:table-cell>
          <table:table-cell office:value-type="string" calcext:value-type="string">
            <text:p>Cafe Moido Pilao Vacuo 500g Tradicional</text:p>
          </table:table-cell>
          <table:table-cell office:value-type="string" calcext:value-type="string">
            <text:p>Pila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305960" calcext:value-type="float">
            <text:p>305960</text:p>
          </table:table-cell>
          <table:table-cell office:value-type="string" calcext:value-type="string">
            <text:p>Cafe Moido 3 Coracoes Stand Up 250g Tradicion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313483" calcext:value-type="float">
            <text:p>313483</text:p>
          </table:table-cell>
          <table:table-cell office:value-type="string" calcext:value-type="string">
            <text:p>Cafe Moido 3 Coracoes Vacuo 500g Tradicion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335550" calcext:value-type="float">
            <text:p>335550</text:p>
          </table:table-cell>
          <table:table-cell office:value-type="string" calcext:value-type="string">
            <text:p>Cafe Moido 3 Coracoes Stand Up 250g Extra For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335568" calcext:value-type="float">
            <text:p>335568</text:p>
          </table:table-cell>
          <table:table-cell office:value-type="string" calcext:value-type="string">
            <text:p>Cafe Soluvel 3 Coracoes Vd 50g Tradicion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335576" calcext:value-type="float">
            <text:p>335576</text:p>
          </table:table-cell>
          <table:table-cell office:value-type="string" calcext:value-type="string">
            <text:p>Prep P/ Cappuccino 3 Coracoes Pt 400g Classic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335738" calcext:value-type="float">
            <text:p>335738</text:p>
          </table:table-cell>
          <table:table-cell office:value-type="string" calcext:value-type="string">
            <text:p>Cafe 3 Coracoes Vd 50g Descafeinad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Cafe Vacuo Ate 250g</text:p>
          </table:table-cell>
        </table:table-row>
        <table:table-row table:style-name="ro3">
          <table:table-cell/>
          <table:table-cell office:value-type="float" office:value="371602" calcext:value-type="float">
            <text:p>371602</text:p>
          </table:table-cell>
          <table:table-cell office:value-type="string" calcext:value-type="string">
            <text:p>Cafe Soluvel Nescafe Pt 200g Tradicao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4" calcext:value-type="float">
            <text:p>10814</text:p>
          </table:table-cell>
          <table:table-cell office:value-type="string" calcext:value-type="string">
            <text:p>Cafe Soluvel Pote Ac</text:p>
          </table:table-cell>
        </table:table-row>
        <table:table-row table:style-name="ro3">
          <table:table-cell/>
          <table:table-cell office:value-type="float" office:value="377465" calcext:value-type="float">
            <text:p>377465</text:p>
          </table:table-cell>
          <table:table-cell office:value-type="string" calcext:value-type="string">
            <text:p>Cafe Moido Melitta Vacuo 250g 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Cafe Vacuo Ate 250g</text:p>
          </table:table-cell>
        </table:table-row>
        <table:table-row table:style-name="ro3">
          <table:table-cell/>
          <table:table-cell office:value-type="float" office:value="377562" calcext:value-type="float">
            <text:p>377562</text:p>
          </table:table-cell>
          <table:table-cell office:value-type="string" calcext:value-type="string">
            <text:p>Cappuccino Melitta 200g Leite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387860" calcext:value-type="float">
            <text:p>387860</text:p>
          </table:table-cell>
          <table:table-cell office:value-type="string" calcext:value-type="string">
            <text:p>Cafe Soluvel Nescafe Pt 200g Matinal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4" calcext:value-type="float">
            <text:p>10814</text:p>
          </table:table-cell>
          <table:table-cell office:value-type="string" calcext:value-type="string">
            <text:p>Cafe Soluvel Pote Ac</text:p>
          </table:table-cell>
        </table:table-row>
        <table:table-row table:style-name="ro3">
          <table:table-cell/>
          <table:table-cell office:value-type="float" office:value="445053" calcext:value-type="float">
            <text:p>445053</text:p>
          </table:table-cell>
          <table:table-cell office:value-type="string" calcext:value-type="string">
            <text:p>Cafe Moido 3 Coracoes Vacuo 250g Tradicion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Cafe Vacuo Ate 250g</text:p>
          </table:table-cell>
        </table:table-row>
        <table:table-row table:style-name="ro3">
          <table:table-cell/>
          <table:table-cell office:value-type="float" office:value="463515" calcext:value-type="float">
            <text:p>463515</text:p>
          </table:table-cell>
          <table:table-cell office:value-type="string" calcext:value-type="string">
            <text:p>Cafe Soluvel 3 Coracoes Rf 50g Extra For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501913" calcext:value-type="float">
            <text:p>501913</text:p>
          </table:table-cell>
          <table:table-cell office:value-type="string" calcext:value-type="string">
            <text:p>Cafe Moido Brasileiro Vacuo 500g Tradicional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514748" calcext:value-type="float">
            <text:p>514748</text:p>
          </table:table-cell>
          <table:table-cell office:value-type="string" calcext:value-type="string">
            <text:p>Cafe Moido Pilao Vacuo 500g Intenso</text:p>
          </table:table-cell>
          <table:table-cell office:value-type="string" calcext:value-type="string">
            <text:p>Pila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532088" calcext:value-type="float">
            <text:p>532088</text:p>
          </table:table-cell>
          <table:table-cell office:value-type="string" calcext:value-type="string">
            <text:p>Cappuccino Melitta 200g Tradicional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532096" calcext:value-type="float">
            <text:p>532096</text:p>
          </table:table-cell>
          <table:table-cell office:value-type="string" calcext:value-type="string">
            <text:p>Cappuccino Melitta 200g Chocolate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541141" calcext:value-type="float">
            <text:p>541141</text:p>
          </table:table-cell>
          <table:table-cell office:value-type="string" calcext:value-type="string">
            <text:p>Cappuccino 3 Coracoes Refil 100g Classic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541168" calcext:value-type="float">
            <text:p>541168</text:p>
          </table:table-cell>
          <table:table-cell office:value-type="string" calcext:value-type="string">
            <text:p>Cafe C/ Leite 3 Coracoes Rf 100g 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06" calcext:value-type="float">
            <text:p>10806</text:p>
          </table:table-cell>
          <table:table-cell office:value-type="string" calcext:value-type="string">
            <text:p>Cafe Com Leite Sache</text:p>
          </table:table-cell>
        </table:table-row>
        <table:table-row table:style-name="ro3">
          <table:table-cell/>
          <table:table-cell office:value-type="float" office:value="549843" calcext:value-type="float">
            <text:p>549843</text:p>
          </table:table-cell>
          <table:table-cell office:value-type="string" calcext:value-type="string">
            <text:p>Cafe Moido Caboclo Vacuo 500g Extra Forte</text:p>
          </table:table-cell>
          <table:table-cell office:value-type="string" calcext:value-type="string">
            <text:p>Cabocl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549851" calcext:value-type="float">
            <text:p>549851</text:p>
          </table:table-cell>
          <table:table-cell office:value-type="string" calcext:value-type="string">
            <text:p>Cafe Moido Pilao Vacuo 500g Extra Forte</text:p>
          </table:table-cell>
          <table:table-cell office:value-type="string" calcext:value-type="string">
            <text:p>Pila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564710" calcext:value-type="float">
            <text:p>564710</text:p>
          </table:table-cell>
          <table:table-cell office:value-type="string" calcext:value-type="string">
            <text:p>Capsula De Cafe 3 Coracoes Cx 8g C/10 Expresso Plen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564729" calcext:value-type="float">
            <text:p>564729</text:p>
          </table:table-cell>
          <table:table-cell office:value-type="string" calcext:value-type="string">
            <text:p>Capsula De Cafe 3 Coracoes Cx 8g C/10 Expresso Suprem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564737" calcext:value-type="float">
            <text:p>564737</text:p>
          </table:table-cell>
          <table:table-cell office:value-type="string" calcext:value-type="string">
            <text:p>Capsula De Cafe 3 Coracoes Cx 8g C/10 Expresso Vibran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564753" calcext:value-type="float">
            <text:p>564753</text:p>
          </table:table-cell>
          <table:table-cell office:value-type="string" calcext:value-type="string">
            <text:p>Capsula De Cafe 3 Coracoes Cx 7g C/10 Filtrado Classic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564761" calcext:value-type="float">
            <text:p>564761</text:p>
          </table:table-cell>
          <table:table-cell office:value-type="string" calcext:value-type="string">
            <text:p>Capsula De Cafe Coado Tres 75gr Gourmet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564770" calcext:value-type="float">
            <text:p>564770</text:p>
          </table:table-cell>
          <table:table-cell office:value-type="string" calcext:value-type="string">
            <text:p>Capsula De Cha 3 Coracoes Cx 2,5g C/10 Camomila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564826" calcext:value-type="float">
            <text:p>564826</text:p>
          </table:table-cell>
          <table:table-cell office:value-type="string" calcext:value-type="string">
            <text:p>Capsula De Cafe 3 Coracoes Cx 9g C/10 C/ Lei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564834" calcext:value-type="float">
            <text:p>564834</text:p>
          </table:table-cell>
          <table:table-cell office:value-type="string" calcext:value-type="string">
            <text:p>Capsula De Cafe 3 Coracoes Cx 11g C/10 Chocolatt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564850" calcext:value-type="float">
            <text:p>564850</text:p>
          </table:table-cell>
          <table:table-cell office:value-type="string" calcext:value-type="string">
            <text:p>Capsula De Cafe 3 Coracoes Cx 11g C/10 Cappuccino Classic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591491" calcext:value-type="float">
            <text:p>591491</text:p>
          </table:table-cell>
          <table:table-cell office:value-type="string" calcext:value-type="string">
            <text:p>Cafe Moido Grao Bonito Almof 500g </text:p>
          </table:table-cell>
          <table:table-cell office:value-type="string" calcext:value-type="string">
            <text:p>Grao Boni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603970" calcext:value-type="float">
            <text:p>603970</text:p>
          </table:table-cell>
          <table:table-cell office:value-type="string" calcext:value-type="string">
            <text:p>Cafe Moido Melitta Vacuo 500g Sabor Da Fazenda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650234" calcext:value-type="float">
            <text:p>650234</text:p>
          </table:table-cell>
          <table:table-cell office:value-type="string" calcext:value-type="string">
            <text:p>Prep P/ Cappuccino Brasileiro Pt 200g Chocolate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661236" calcext:value-type="float">
            <text:p>661236</text:p>
          </table:table-cell>
          <table:table-cell office:value-type="string" calcext:value-type="string">
            <text:p>Cafe Em Graos Morenao Pct 1kg Cru</text:p>
          </table:table-cell>
          <table:table-cell office:value-type="string" calcext:value-type="string">
            <text:p>Morena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8" calcext:value-type="float">
            <text:p>10798</text:p>
          </table:table-cell>
          <table:table-cell office:value-type="string" calcext:value-type="string">
            <text:p>Cafe Grao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Cafe Grao</text:p>
          </table:table-cell>
        </table:table-row>
        <table:table-row table:style-name="ro3">
          <table:table-cell/>
          <table:table-cell office:value-type="float" office:value="686140" calcext:value-type="float">
            <text:p>686140</text:p>
          </table:table-cell>
          <table:table-cell office:value-type="string" calcext:value-type="string">
            <text:p>Cafe Moido Fort Stand Up 500g </text:p>
          </table:table-cell>
          <table:table-cell office:value-type="string" calcext:value-type="string">
            <text:p>F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701602" calcext:value-type="float">
            <text:p>701602</text:p>
          </table:table-cell>
          <table:table-cell office:value-type="string" calcext:value-type="string">
            <text:p>Capsula De Cafe Dolce Gusto Cx 117g C/10 Cappuccino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05764" calcext:value-type="float">
            <text:p>705764</text:p>
          </table:table-cell>
          <table:table-cell office:value-type="string" calcext:value-type="string">
            <text:p>Capsula De Cafe Dolce Gusto Cx 60g C/10 Expresso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05772" calcext:value-type="float">
            <text:p>705772</text:p>
          </table:table-cell>
          <table:table-cell office:value-type="string" calcext:value-type="string">
            <text:p>Capsula De Cafe Dolce Gusto Cx 100g C/10 Cafe Au Lait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05780" calcext:value-type="float">
            <text:p>705780</text:p>
          </table:table-cell>
          <table:table-cell office:value-type="string" calcext:value-type="string">
            <text:p>Capsula De Cafe Dolce Gusto Cx 170g C/10 Nescau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05802" calcext:value-type="float">
            <text:p>705802</text:p>
          </table:table-cell>
          <table:table-cell office:value-type="string" calcext:value-type="string">
            <text:p>Capsula De Cafe Dolce Gusto Cx 80g C/10 Expresso Intenso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35752" calcext:value-type="float">
            <text:p>735752</text:p>
          </table:table-cell>
          <table:table-cell office:value-type="string" calcext:value-type="string">
            <text:p>Cafe Soluvel Nescafe Pt 100g Original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5" calcext:value-type="float">
            <text:p>10815</text:p>
          </table:table-cell>
          <table:table-cell office:value-type="string" calcext:value-type="string">
            <text:p>Cafe Soluvel Pote At</text:p>
          </table:table-cell>
        </table:table-row>
        <table:table-row table:style-name="ro3">
          <table:table-cell/>
          <table:table-cell office:value-type="float" office:value="736570" calcext:value-type="float">
            <text:p>736570</text:p>
          </table:table-cell>
          <table:table-cell office:value-type="string" calcext:value-type="string">
            <text:p>Capsula De Cafe Starbucks Cx 66g C/12 Dark Espresso</text:p>
          </table:table-cell>
          <table:table-cell office:value-type="string" calcext:value-type="string">
            <text:p>Starbuck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36589" calcext:value-type="float">
            <text:p>736589</text:p>
          </table:table-cell>
          <table:table-cell office:value-type="string" calcext:value-type="string">
            <text:p>Capsula De Cafe Starbucks Cx 66g C/12 Blonde Roast</text:p>
          </table:table-cell>
          <table:table-cell office:value-type="string" calcext:value-type="string">
            <text:p>Starbuck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36635" calcext:value-type="float">
            <text:p>736635</text:p>
          </table:table-cell>
          <table:table-cell office:value-type="string" calcext:value-type="string">
            <text:p>Capsula De Cafe Starbucks Cx 57g C/10 House Blend</text:p>
          </table:table-cell>
          <table:table-cell office:value-type="string" calcext:value-type="string">
            <text:p>Starbuck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36651" calcext:value-type="float">
            <text:p>736651</text:p>
          </table:table-cell>
          <table:table-cell office:value-type="string" calcext:value-type="string">
            <text:p>Capsula De Cafe Starbucks Cx 53g C/10 Pike Place</text:p>
          </table:table-cell>
          <table:table-cell office:value-type="string" calcext:value-type="string">
            <text:p>Starbuck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36660" calcext:value-type="float">
            <text:p>736660</text:p>
          </table:table-cell>
          <table:table-cell office:value-type="string" calcext:value-type="string">
            <text:p>Capsula De Cafe Starbucks Cx 57g C/10 Colombia</text:p>
          </table:table-cell>
          <table:table-cell office:value-type="string" calcext:value-type="string">
            <text:p>Starbuck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36686" calcext:value-type="float">
            <text:p>736686</text:p>
          </table:table-cell>
          <table:table-cell office:value-type="string" calcext:value-type="string">
            <text:p>Capsula De Cafe Starbucks Cx 53g C/10 Blonde Espresso</text:p>
          </table:table-cell>
          <table:table-cell office:value-type="string" calcext:value-type="string">
            <text:p>Starbuck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36716" calcext:value-type="float">
            <text:p>736716</text:p>
          </table:table-cell>
          <table:table-cell office:value-type="string" calcext:value-type="string">
            <text:p>Cafe Moido Starbucks Almof 250g Verona</text:p>
          </table:table-cell>
          <table:table-cell office:value-type="string" calcext:value-type="string">
            <text:p>Starbuck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743127" calcext:value-type="float">
            <text:p>743127</text:p>
          </table:table-cell>
          <table:table-cell office:value-type="string" calcext:value-type="string">
            <text:p>Cafe Moido Melitta Vacuo 500g Especial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743135" calcext:value-type="float">
            <text:p>743135</text:p>
          </table:table-cell>
          <table:table-cell office:value-type="string" calcext:value-type="string">
            <text:p>Cafe Moido Melitta Vacuo 250g Extra Forte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743143" calcext:value-type="float">
            <text:p>743143</text:p>
          </table:table-cell>
          <table:table-cell office:value-type="string" calcext:value-type="string">
            <text:p>Cafe Moido Melitta Vacuo 500g Extra Forte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743151" calcext:value-type="float">
            <text:p>743151</text:p>
          </table:table-cell>
          <table:table-cell office:value-type="string" calcext:value-type="string">
            <text:p>Cafe Moido Melitta Almof 500g Tradicional</text:p>
          </table:table-cell>
          <table:table-cell office:value-type="string" calcext:value-type="string">
            <text:p>Melit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743712" calcext:value-type="float">
            <text:p>743712</text:p>
          </table:table-cell>
          <table:table-cell office:value-type="string" calcext:value-type="string">
            <text:p>Capsula De Cafe Lor Cx 52g Lungo Estremo</text:p>
          </table:table-cell>
          <table:table-cell office:value-type="string" calcext:value-type="string">
            <text:p>Lo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43720" calcext:value-type="float">
            <text:p>743720</text:p>
          </table:table-cell>
          <table:table-cell office:value-type="string" calcext:value-type="string">
            <text:p>Capsula De Cafe Lor Cx 52g C/10 Santuoso</text:p>
          </table:table-cell>
          <table:table-cell office:value-type="string" calcext:value-type="string">
            <text:p>Lo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43747" calcext:value-type="float">
            <text:p>743747</text:p>
          </table:table-cell>
          <table:table-cell office:value-type="string" calcext:value-type="string">
            <text:p>Capsula De Cafe Lor Cx 52g C/10 Colombia</text:p>
          </table:table-cell>
          <table:table-cell office:value-type="string" calcext:value-type="string">
            <text:p>Lo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43755" calcext:value-type="float">
            <text:p>743755</text:p>
          </table:table-cell>
          <table:table-cell office:value-type="string" calcext:value-type="string">
            <text:p>Capsula De Cafe Lor Cx 52g Ristreto</text:p>
          </table:table-cell>
          <table:table-cell office:value-type="string" calcext:value-type="string">
            <text:p>Lo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43763" calcext:value-type="float">
            <text:p>743763</text:p>
          </table:table-cell>
          <table:table-cell office:value-type="string" calcext:value-type="string">
            <text:p>Capsula De Cafe Lor Cx 52g C/10 India</text:p>
          </table:table-cell>
          <table:table-cell office:value-type="string" calcext:value-type="string">
            <text:p>Lo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43771" calcext:value-type="float">
            <text:p>743771</text:p>
          </table:table-cell>
          <table:table-cell office:value-type="string" calcext:value-type="string">
            <text:p>Capsula De Cafe Pilao Cx 52g C/10 Lungo 8</text:p>
          </table:table-cell>
          <table:table-cell office:value-type="string" calcext:value-type="string">
            <text:p>Pila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43780" calcext:value-type="float">
            <text:p>743780</text:p>
          </table:table-cell>
          <table:table-cell office:value-type="string" calcext:value-type="string">
            <text:p>Capsula De Cafe Pilao Cx 52g C/10 Espresso 10</text:p>
          </table:table-cell>
          <table:table-cell office:value-type="string" calcext:value-type="string">
            <text:p>Pila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43798" calcext:value-type="float">
            <text:p>743798</text:p>
          </table:table-cell>
          <table:table-cell office:value-type="string" calcext:value-type="string">
            <text:p>Capsula De Cafe Pilao Cx 52g C/10 Espresso 12</text:p>
          </table:table-cell>
          <table:table-cell office:value-type="string" calcext:value-type="string">
            <text:p>Pila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43950" calcext:value-type="float">
            <text:p>743950</text:p>
          </table:table-cell>
          <table:table-cell office:value-type="string" calcext:value-type="string">
            <text:p>Cafe Moido Brasileiro Stand Up 500g Tradicional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743968" calcext:value-type="float">
            <text:p>743968</text:p>
          </table:table-cell>
          <table:table-cell office:value-type="string" calcext:value-type="string">
            <text:p>Cafe Moido Brasileiro Stand Up 500g Extra Forte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749451" calcext:value-type="float">
            <text:p>749451</text:p>
          </table:table-cell>
          <table:table-cell office:value-type="string" calcext:value-type="string">
            <text:p>Capsula De Cafe Dolce Gusto Cx 172g C/10 Capsulas Mochaccino C/ Canela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56318" calcext:value-type="float">
            <text:p>756318</text:p>
          </table:table-cell>
          <table:table-cell office:value-type="string" calcext:value-type="string">
            <text:p>Cafe Moido 3 Coracoes Stand Up 250g Gourmet Mogiana Paulista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756326" calcext:value-type="float">
            <text:p>756326</text:p>
          </table:table-cell>
          <table:table-cell office:value-type="string" calcext:value-type="string">
            <text:p>Cafe Moido 3 Coracoes Stand Up 250g Gourmet Cerrado Mineir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756350" calcext:value-type="float">
            <text:p>756350</text:p>
          </table:table-cell>
          <table:table-cell office:value-type="string" calcext:value-type="string">
            <text:p>Cafe Moido 3 Coracoes Stand Up 250g Gourmet Sul De Minas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758990" calcext:value-type="float">
            <text:p>758990</text:p>
          </table:table-cell>
          <table:table-cell office:value-type="string" calcext:value-type="string">
            <text:p>Cafe Soluvel Nescafe Vd 160g Premium Intensidade Maxima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4" calcext:value-type="float">
            <text:p>10814</text:p>
          </table:table-cell>
          <table:table-cell office:value-type="string" calcext:value-type="string">
            <text:p>Cafe Soluvel Pote Ac</text:p>
          </table:table-cell>
        </table:table-row>
        <table:table-row table:style-name="ro3">
          <table:table-cell/>
          <table:table-cell office:value-type="float" office:value="759007" calcext:value-type="float">
            <text:p>759007</text:p>
          </table:table-cell>
          <table:table-cell office:value-type="string" calcext:value-type="string">
            <text:p>Cafe Moido Nescafe Almof 250g Premium Intensidade Maxima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760234" calcext:value-type="float">
            <text:p>760234</text:p>
          </table:table-cell>
          <table:table-cell office:value-type="string" calcext:value-type="string">
            <text:p>Cafe Moido Brasileiro Stand Up 250g Tradicional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765600" calcext:value-type="float">
            <text:p>765600</text:p>
          </table:table-cell>
          <table:table-cell office:value-type="string" calcext:value-type="string">
            <text:p>Cafe Moido Starbucks Almof 250g Colombia</text:p>
          </table:table-cell>
          <table:table-cell office:value-type="string" calcext:value-type="string">
            <text:p>Starbuck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770698" calcext:value-type="float">
            <text:p>770698</text:p>
          </table:table-cell>
          <table:table-cell office:value-type="string" calcext:value-type="string">
            <text:p>Cafe Soluvel Nescafe Stand Up 40g Matinal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771910" calcext:value-type="float">
            <text:p>771910</text:p>
          </table:table-cell>
          <table:table-cell office:value-type="string" calcext:value-type="string">
            <text:p>Cafe Soluvel Nescafe Stand Up 40g Tradicao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773379" calcext:value-type="float">
            <text:p>773379</text:p>
          </table:table-cell>
          <table:table-cell office:value-type="string" calcext:value-type="string">
            <text:p>Cafe Soluvel Nescafe Stand Up 40g Original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788473" calcext:value-type="float">
            <text:p>788473</text:p>
          </table:table-cell>
          <table:table-cell office:value-type="string" calcext:value-type="string">
            <text:p>Capsula De Cafe 3 Coracoes Cx 11g C/10 Chocolatto Caramell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88481" calcext:value-type="float">
            <text:p>788481</text:p>
          </table:table-cell>
          <table:table-cell office:value-type="string" calcext:value-type="string">
            <text:p>Capsula De Cafe 3 Coracoes Cx 8g C/10 Expresso Forza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788490" calcext:value-type="float">
            <text:p>788490</text:p>
          </table:table-cell>
          <table:table-cell office:value-type="string" calcext:value-type="string">
            <text:p>Capsula De Cafe Brasileiro Cx 8g C/10 Espresso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01798" calcext:value-type="float">
            <text:p>801798</text:p>
          </table:table-cell>
          <table:table-cell office:value-type="string" calcext:value-type="string">
            <text:p>Capsula De Cafe Dolce Gusto Cx 80g C/10 Cafe Caseiro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07516" calcext:value-type="float">
            <text:p>807516</text:p>
          </table:table-cell>
          <table:table-cell office:value-type="string" calcext:value-type="string">
            <text:p>Cafe C/ Leite 3 Coracoes Lt 300g 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04" calcext:value-type="float">
            <text:p>10804</text:p>
          </table:table-cell>
          <table:table-cell office:value-type="string" calcext:value-type="string">
            <text:p>Cafe Com Leite Pote</text:p>
          </table:table-cell>
        </table:table-row>
        <table:table-row table:style-name="ro3">
          <table:table-cell/>
          <table:table-cell office:value-type="float" office:value="811980" calcext:value-type="float">
            <text:p>811980</text:p>
          </table:table-cell>
          <table:table-cell office:value-type="string" calcext:value-type="string">
            <text:p>Capsula De Cafe Dolce Gusto Cx 80g C/10 Cafe Matinal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12013" calcext:value-type="float">
            <text:p>812013</text:p>
          </table:table-cell>
          <table:table-cell office:value-type="string" calcext:value-type="string">
            <text:p>Capsula De Cafe Dolce Gusto Cx 70g C/10 Lungo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12030" calcext:value-type="float">
            <text:p>812030</text:p>
          </table:table-cell>
          <table:table-cell office:value-type="string" calcext:value-type="string">
            <text:p>Capsula De Cafe Dolce Gusto Cx 112g C/10 Latte Macchiato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12048" calcext:value-type="float">
            <text:p>812048</text:p>
          </table:table-cell>
          <table:table-cell office:value-type="string" calcext:value-type="string">
            <text:p>Capsula De Cafe Dolce Gusto Cx 160g C/10 Chococino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12099" calcext:value-type="float">
            <text:p>812099</text:p>
          </table:table-cell>
          <table:table-cell office:value-type="string" calcext:value-type="string">
            <text:p>Capsula De Cafe Nescafe Cx 52g C/10 Brazil Nespesso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12102" calcext:value-type="float">
            <text:p>812102</text:p>
          </table:table-cell>
          <table:table-cell office:value-type="string" calcext:value-type="string">
            <text:p>Capsula De Cafe Nescafe Cx 55g C/10 Africas Nespesso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12110" calcext:value-type="float">
            <text:p>812110</text:p>
          </table:table-cell>
          <table:table-cell office:value-type="string" calcext:value-type="string">
            <text:p>Capsula De Cafe Nescafe Cx 53g C/10 India Nespresso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12129" calcext:value-type="float">
            <text:p>812129</text:p>
          </table:table-cell>
          <table:table-cell office:value-type="string" calcext:value-type="string">
            <text:p>Capsula De Cafe Nescafe Cx 54g C/10 3 Americas Nespresso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12137" calcext:value-type="float">
            <text:p>812137</text:p>
          </table:table-cell>
          <table:table-cell office:value-type="string" calcext:value-type="string">
            <text:p>Capsula De Cafe Nescafe Cx 53g C/10 Colombia Nespresso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16370" calcext:value-type="float">
            <text:p>816370</text:p>
          </table:table-cell>
          <table:table-cell office:value-type="string" calcext:value-type="string">
            <text:p>Cafe Soluvel 3 Coracoes Vd 200g Tradicion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5" calcext:value-type="float">
            <text:p>10815</text:p>
          </table:table-cell>
          <table:table-cell office:value-type="string" calcext:value-type="string">
            <text:p>Cafe Soluvel Pote At</text:p>
          </table:table-cell>
        </table:table-row>
        <table:table-row table:style-name="ro3">
          <table:table-cell/>
          <table:table-cell office:value-type="float" office:value="816469" calcext:value-type="float">
            <text:p>816469</text:p>
          </table:table-cell>
          <table:table-cell office:value-type="string" calcext:value-type="string">
            <text:p>Cafe Moido Amambai Almof 500g C/ Pote</text:p>
          </table:table-cell>
          <table:table-cell office:value-type="string" calcext:value-type="string">
            <text:p>Amambai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816477" calcext:value-type="float">
            <text:p>816477</text:p>
          </table:table-cell>
          <table:table-cell office:value-type="string" calcext:value-type="string">
            <text:p>Cafe Moido Velho Oeste Almof 500g Tradicional</text:p>
          </table:table-cell>
          <table:table-cell office:value-type="string" calcext:value-type="string">
            <text:p>Velho Oes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816493" calcext:value-type="float">
            <text:p>816493</text:p>
          </table:table-cell>
          <table:table-cell office:value-type="string" calcext:value-type="string">
            <text:p>Cafe Moido Amambai Almof 250g Tradicional</text:p>
          </table:table-cell>
          <table:table-cell office:value-type="string" calcext:value-type="string">
            <text:p>Amambai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Cafe Vacuo Ate 250g</text:p>
          </table:table-cell>
        </table:table-row>
        <table:table-row table:style-name="ro3">
          <table:table-cell/>
          <table:table-cell office:value-type="float" office:value="816507" calcext:value-type="float">
            <text:p>816507</text:p>
          </table:table-cell>
          <table:table-cell office:value-type="string" calcext:value-type="string">
            <text:p>Cafe Moido Amambai Almof 500g Tradicional</text:p>
          </table:table-cell>
          <table:table-cell office:value-type="string" calcext:value-type="string">
            <text:p>Amambai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817619" calcext:value-type="float">
            <text:p>817619</text:p>
          </table:table-cell>
          <table:table-cell office:value-type="string" calcext:value-type="string">
            <text:p>Cafe Moido Coamo Almof 500g Tradicional</text:p>
          </table:table-cell>
          <table:table-cell office:value-type="string" calcext:value-type="string">
            <text:p>Coam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819085" calcext:value-type="float">
            <text:p>819085</text:p>
          </table:table-cell>
          <table:table-cell office:value-type="string" calcext:value-type="string">
            <text:p>Cafe Moido 3 Coracoes Vacuo 500g Premium Estrada Re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819409" calcext:value-type="float">
            <text:p>819409</text:p>
          </table:table-cell>
          <table:table-cell office:value-type="string" calcext:value-type="string">
            <text:p>Cafe Moido Velho Oeste Almof 250g Tradicional</text:p>
          </table:table-cell>
          <table:table-cell office:value-type="string" calcext:value-type="string">
            <text:p>Velho Oes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827215" calcext:value-type="float">
            <text:p>827215</text:p>
          </table:table-cell>
          <table:table-cell office:value-type="string" calcext:value-type="string">
            <text:p>Cafe Moido Coamo Almof 500g Extra Forte</text:p>
          </table:table-cell>
          <table:table-cell office:value-type="string" calcext:value-type="string">
            <text:p>Coam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827240" calcext:value-type="float">
            <text:p>827240</text:p>
          </table:table-cell>
          <table:table-cell office:value-type="string" calcext:value-type="string">
            <text:p>Cafe Moido Dourados Almof 500g </text:p>
          </table:table-cell>
          <table:table-cell office:value-type="string" calcext:value-type="string">
            <text:p>Dourado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828866" calcext:value-type="float">
            <text:p>828866</text:p>
          </table:table-cell>
          <table:table-cell office:value-type="string" calcext:value-type="string">
            <text:p>Cafe Moido Iguapora Almof 500g Tradicional</text:p>
          </table:table-cell>
          <table:table-cell office:value-type="string" calcext:value-type="string">
            <text:p>Iguapor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835056" calcext:value-type="float">
            <text:p>835056</text:p>
          </table:table-cell>
          <table:table-cell office:value-type="string" calcext:value-type="string">
            <text:p>Cafe Em Graos 3 Coracoes Stand Up 250g Rituais Mogiana Paulista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8" calcext:value-type="float">
            <text:p>10798</text:p>
          </table:table-cell>
          <table:table-cell office:value-type="string" calcext:value-type="string">
            <text:p>Cafe Grao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Cafe Grao</text:p>
          </table:table-cell>
        </table:table-row>
        <table:table-row table:style-name="ro3">
          <table:table-cell/>
          <table:table-cell office:value-type="float" office:value="835269" calcext:value-type="float">
            <text:p>835269</text:p>
          </table:table-cell>
          <table:table-cell office:value-type="string" calcext:value-type="string">
            <text:p>Capsula De Cafe 3 Coracoes Cx 8g C/10 Safra Especial Chapada Diamantina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37717" calcext:value-type="float">
            <text:p>837717</text:p>
          </table:table-cell>
          <table:table-cell office:value-type="string" calcext:value-type="string">
            <text:p>Cafe Soluvel 3 Coracoes Vd 100g Liofilizad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5" calcext:value-type="float">
            <text:p>10815</text:p>
          </table:table-cell>
          <table:table-cell office:value-type="string" calcext:value-type="string">
            <text:p>Cafe Soluvel Pote At</text:p>
          </table:table-cell>
        </table:table-row>
        <table:table-row table:style-name="ro3">
          <table:table-cell/>
          <table:table-cell office:value-type="float" office:value="838713" calcext:value-type="float">
            <text:p>838713</text:p>
          </table:table-cell>
          <table:table-cell office:value-type="string" calcext:value-type="string">
            <text:p>Capsula De Cafe 3 Coracoes Cx 11g C/10 Latte Macchiat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39876" calcext:value-type="float">
            <text:p>839876</text:p>
          </table:table-cell>
          <table:table-cell office:value-type="string" calcext:value-type="string">
            <text:p>Capsula De Cafe 3 Coracoes Cx 11g C/10 Cappuccino Avela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40076" calcext:value-type="float">
            <text:p>840076</text:p>
          </table:table-cell>
          <table:table-cell office:value-type="string" calcext:value-type="string">
            <text:p>Cafe Soluvel 3 Coracoes Stand Up 50g Liofilizad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5" calcext:value-type="float">
            <text:p>10815</text:p>
          </table:table-cell>
          <table:table-cell office:value-type="string" calcext:value-type="string">
            <text:p>Cafe Soluvel Pote At</text:p>
          </table:table-cell>
        </table:table-row>
        <table:table-row table:style-name="ro3">
          <table:table-cell/>
          <table:table-cell office:value-type="float" office:value="842648" calcext:value-type="float">
            <text:p>842648</text:p>
          </table:table-cell>
          <table:table-cell office:value-type="string" calcext:value-type="string">
            <text:p>Cafe Moido Aviacao Vacuo 500g Tradicional</text:p>
          </table:table-cell>
          <table:table-cell office:value-type="string" calcext:value-type="string">
            <text:p>Aviaca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Cafe Vacuo Acima 250</text:p>
          </table:table-cell>
        </table:table-row>
        <table:table-row table:style-name="ro3">
          <table:table-cell/>
          <table:table-cell office:value-type="float" office:value="844136" calcext:value-type="float">
            <text:p>844136</text:p>
          </table:table-cell>
          <table:table-cell office:value-type="string" calcext:value-type="string">
            <text:p>Cafe Moido 3 Coracoes Stand Up 250g Rituais Organic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845370" calcext:value-type="float">
            <text:p>845370</text:p>
          </table:table-cell>
          <table:table-cell office:value-type="string" calcext:value-type="string">
            <text:p>Cafe Moido Iguapora Almof 250g Tradicional</text:p>
          </table:table-cell>
          <table:table-cell office:value-type="string" calcext:value-type="string">
            <text:p>Iguapor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845450" calcext:value-type="float">
            <text:p>845450</text:p>
          </table:table-cell>
          <table:table-cell office:value-type="string" calcext:value-type="string">
            <text:p>Cafe Em Graos Amambai <text:s/>Pct 1kg Expresso</text:p>
          </table:table-cell>
          <table:table-cell office:value-type="string" calcext:value-type="string">
            <text:p>Amambai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8" calcext:value-type="float">
            <text:p>10798</text:p>
          </table:table-cell>
          <table:table-cell office:value-type="string" calcext:value-type="string">
            <text:p>Cafe Grao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Cafe Grao</text:p>
          </table:table-cell>
        </table:table-row>
        <table:table-row table:style-name="ro3">
          <table:table-cell/>
          <table:table-cell office:value-type="float" office:value="847887" calcext:value-type="float">
            <text:p>847887</text:p>
          </table:table-cell>
          <table:table-cell office:value-type="string" calcext:value-type="string">
            <text:p>Cafe Moido 3 Coracoes Stand Up 250g 100% Arabica Dark Roast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Cafe Almofada Ate 25</text:p>
          </table:table-cell>
        </table:table-row>
        <table:table-row table:style-name="ro3">
          <table:table-cell/>
          <table:table-cell office:value-type="float" office:value="848158" calcext:value-type="float">
            <text:p>848158</text:p>
          </table:table-cell>
          <table:table-cell office:value-type="string" calcext:value-type="string">
            <text:p>Cafe Moido Presidente Almof 500g Tradicional</text:p>
          </table:table-cell>
          <table:table-cell office:value-type="string" calcext:value-type="string">
            <text:p>Presiden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mmodities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Cafe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Cafe Torrado e Moid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afe Almofada Acima </text:p>
          </table:table-cell>
        </table:table-row>
        <table:table-row table:style-name="ro3">
          <table:table-cell/>
          <table:table-cell office:value-type="float" office:value="859419" calcext:value-type="float">
            <text:p>859419</text:p>
          </table:table-cell>
          <table:table-cell office:value-type="string" calcext:value-type="string">
            <text:p>Capsula De Cafe 3 Coracoes Cx 8g C/10 Expresso Gourmet Dark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59427" calcext:value-type="float">
            <text:p>859427</text:p>
          </table:table-cell>
          <table:table-cell office:value-type="string" calcext:value-type="string">
            <text:p>Cafe Soluvel 3 Coracoes Cx 10g Drip Coffee Tradicion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5" calcext:value-type="float">
            <text:p>10815</text:p>
          </table:table-cell>
          <table:table-cell office:value-type="string" calcext:value-type="string">
            <text:p>Cafe Soluvel Pote At</text:p>
          </table:table-cell>
        </table:table-row>
        <table:table-row table:style-name="ro3">
          <table:table-cell/>
          <table:table-cell office:value-type="float" office:value="859435" calcext:value-type="float">
            <text:p>859435</text:p>
          </table:table-cell>
          <table:table-cell office:value-type="string" calcext:value-type="string">
            <text:p>Cafe Soluvel 3 Coracoes Cx 11g Drip Coffee Dark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5" calcext:value-type="float">
            <text:p>10815</text:p>
          </table:table-cell>
          <table:table-cell office:value-type="string" calcext:value-type="string">
            <text:p>Cafe Soluvel Pote At</text:p>
          </table:table-cell>
        </table:table-row>
        <table:table-row table:style-name="ro3">
          <table:table-cell/>
          <table:table-cell office:value-type="float" office:value="859508" calcext:value-type="float">
            <text:p>859508</text:p>
          </table:table-cell>
          <table:table-cell office:value-type="string" calcext:value-type="string">
            <text:p>Cafe Soluvel 3 Coracoes Rf 40g Extra Forte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859516" calcext:value-type="float">
            <text:p>859516</text:p>
          </table:table-cell>
          <table:table-cell office:value-type="string" calcext:value-type="string">
            <text:p>Cafe Soluvel 3 Coracoes Rf 40g Tradicional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898155" calcext:value-type="float">
            <text:p>898155</text:p>
          </table:table-cell>
          <table:table-cell office:value-type="string" calcext:value-type="string">
            <text:p>Capsula De Cafe 3 Coracoes Cx 5g C/10 Mogiana Paulista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98163" calcext:value-type="float">
            <text:p>898163</text:p>
          </table:table-cell>
          <table:table-cell office:value-type="string" calcext:value-type="string">
            <text:p>Capsula De Cafe 3 Coracoes Cx 5g C/10 Cerrado Mineir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98171" calcext:value-type="float">
            <text:p>898171</text:p>
          </table:table-cell>
          <table:table-cell office:value-type="string" calcext:value-type="string">
            <text:p>Capsula De Cafe 3 Coracoes Cx 5g C/10 Organic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898341" calcext:value-type="float">
            <text:p>898341</text:p>
          </table:table-cell>
          <table:table-cell office:value-type="string" calcext:value-type="string">
            <text:p>Capsula De Cafe 3 Coracoes Cx 5g C/10 Intens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  <table:table-row table:style-name="ro3">
          <table:table-cell/>
          <table:table-cell office:value-type="float" office:value="911380" calcext:value-type="float">
            <text:p>911380</text:p>
          </table:table-cell>
          <table:table-cell office:value-type="string" calcext:value-type="string">
            <text:p>Prep P/ Cappuccino 3 Coracoes Pt 200g Cookies Cream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911399" calcext:value-type="float">
            <text:p>911399</text:p>
          </table:table-cell>
          <table:table-cell office:value-type="string" calcext:value-type="string">
            <text:p>Prep P/ Cappuccino 3 Coracoes Pt 200g Caramelo Salgado</text:p>
          </table:table-cell>
          <table:table-cell office:value-type="string" calcext:value-type="string">
            <text:p>3 Coraco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Capuccino Pote</text:p>
          </table:table-cell>
        </table:table-row>
        <table:table-row table:style-name="ro3">
          <table:table-cell/>
          <table:table-cell office:value-type="float" office:value="913502" calcext:value-type="float">
            <text:p>913502</text:p>
          </table:table-cell>
          <table:table-cell office:value-type="string" calcext:value-type="string">
            <text:p>Cafe C/ Leite Brasileiro Lt 300g </text:p>
          </table:table-cell>
          <table:table-cell office:value-type="string" calcext:value-type="string">
            <text:p>Brasilei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Cafe Mix Soluvel</text:p>
          </table:table-cell>
          <table:table-cell office:value-type="float" office:value="10804" calcext:value-type="float">
            <text:p>10804</text:p>
          </table:table-cell>
          <table:table-cell office:value-type="string" calcext:value-type="string">
            <text:p>Cafe Com Leite Pote</text:p>
          </table:table-cell>
        </table:table-row>
        <table:table-row table:style-name="ro3">
          <table:table-cell/>
          <table:table-cell office:value-type="float" office:value="918032" calcext:value-type="float">
            <text:p>918032</text:p>
          </table:table-cell>
          <table:table-cell office:value-type="string" calcext:value-type="string">
            <text:p>Cafe Soluvel Nescafe Stand Up 40g Descafeinado</text:p>
          </table:table-cell>
          <table:table-cell office:value-type="string" calcext:value-type="string">
            <text:p>Nescaf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Cafe Soluvel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Cafe Soluvel Sachet</text:p>
          </table:table-cell>
        </table:table-row>
        <table:table-row table:style-name="ro3">
          <table:table-cell/>
          <table:table-cell office:value-type="float" office:value="922200" calcext:value-type="float">
            <text:p>922200</text:p>
          </table:table-cell>
          <table:table-cell office:value-type="string" calcext:value-type="string">
            <text:p>Capsula De Cafe Dolce Gusto Cx 178g C/10 Alpino Tradicional</text:p>
          </table:table-cell>
          <table:table-cell office:value-type="string" calcext:value-type="string">
            <text:p>Dolce Gus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rcearias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Mercearia Doce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Cafe Grao e Soluvel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Cafe Em Sache e Caps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Cafe Capsula De Maqu</text:p>
          </table:table-cell>
        </table:table-row>
      </table:table>
      <table:named-expressions/>
      <table:database-ranges>
        <table:database-range table:name="__Anonymous_Sheet_DB__1" table:target-range-address="'Classificação Mercadológica'.B2:'Classificação Mercadológica'.N1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1:12:22.5364264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7:07:04.809000000</meta:creation-date>
    <dc:date>2024-04-29T11:26:04.588637064</dc:date>
    <meta:editing-duration>PT1H43M1S</meta:editing-duration>
    <meta:editing-cycles>12</meta:editing-cycles>
    <meta:generator>LibreOffice/7.6.6.3$Linux_X86_64 LibreOffice_project/60$Build-3</meta:generator>
    <dc:creator>Franklin Januário</dc:creator>
    <meta:document-statistic meta:table-count="2" meta:cell-count="11963" meta:object-count="0"/>
  </office:meta>
</office:document-meta>
</file>